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02536f"/>
    </style:style>
    <style:style style:name="P3" style:family="paragraph" style:parent-style-name="Standard">
      <style:paragraph-properties fo:text-align="start" style:justify-single-word="false"/>
      <style:text-properties officeooo:paragraph-rsid="0026fc05"/>
    </style:style>
    <style:style style:name="P4" style:family="paragraph" style:parent-style-name="Standard">
      <style:paragraph-properties fo:text-align="start" style:justify-single-word="false"/>
      <style:text-properties officeooo:paragraph-rsid="004067f8"/>
    </style:style>
    <style:style style:name="P5" style:family="paragraph" style:parent-style-name="Standard">
      <style:paragraph-properties fo:text-align="start" style:justify-single-word="false"/>
      <style:text-properties officeooo:paragraph-rsid="002c788c"/>
    </style:style>
    <style:style style:name="P6" style:family="paragraph" style:parent-style-name="Standard">
      <style:paragraph-properties fo:text-align="start" style:justify-single-word="false"/>
      <style:text-properties officeooo:paragraph-rsid="004687ed"/>
    </style:style>
    <style:style style:name="P7" style:family="paragraph" style:parent-style-name="Standard">
      <style:paragraph-properties fo:text-align="start" style:justify-single-word="false"/>
      <style:text-properties officeooo:rsid="000260dd" officeooo:paragraph-rsid="000260dd"/>
    </style:style>
    <style:style style:name="P8" style:family="paragraph" style:parent-style-name="Standard">
      <style:paragraph-properties fo:text-align="start" style:justify-single-word="false"/>
      <style:text-properties officeooo:rsid="000260dd" officeooo:paragraph-rsid="0002536f"/>
    </style:style>
    <style:style style:name="P9" style:family="paragraph" style:parent-style-name="Standard">
      <style:paragraph-properties fo:text-align="start" style:justify-single-word="false"/>
      <style:text-properties officeooo:rsid="000260dd" officeooo:paragraph-rsid="003c2430"/>
    </style:style>
    <style:style style:name="P10" style:family="paragraph" style:parent-style-name="Standard">
      <style:paragraph-properties fo:text-align="start" style:justify-single-word="false"/>
      <style:text-properties fo:font-weight="bold" officeooo:rsid="000260dd" officeooo:paragraph-rsid="000260dd" style:font-weight-asian="bold" style:font-weight-complex="bold"/>
    </style:style>
    <style:style style:name="P11" style:family="paragraph" style:parent-style-name="Standard">
      <style:paragraph-properties fo:text-align="start" style:justify-single-word="false"/>
      <style:text-properties fo:font-weight="bold" officeooo:rsid="000260dd" officeooo:paragraph-rsid="00035bfc" style:font-weight-asian="bold" style:font-weight-complex="bold"/>
    </style:style>
    <style:style style:name="P12" style:family="paragraph" style:parent-style-name="Standard">
      <style:paragraph-properties fo:text-align="start" style:justify-single-word="false"/>
      <style:text-properties fo:font-weight="bold" officeooo:rsid="0047ea7f" officeooo:paragraph-rsid="0047ea7f" fo:background-color="#fff200" style:font-weight-asian="bold" style:font-weight-complex="bold"/>
    </style:style>
    <style:style style:name="P13" style:family="paragraph" style:parent-style-name="Standard">
      <style:paragraph-properties fo:text-align="start" style:justify-single-word="false"/>
      <style:text-properties fo:font-weight="normal" officeooo:rsid="000260dd" officeooo:paragraph-rsid="00035bfc" style:font-weight-asian="normal" style:font-weight-complex="normal"/>
    </style:style>
    <style:style style:name="P14" style:family="paragraph" style:parent-style-name="Standard">
      <style:paragraph-properties fo:text-align="start" style:justify-single-word="false"/>
      <style:text-properties fo:font-weight="normal" officeooo:rsid="002c788c" officeooo:paragraph-rsid="003a97d5" fo:background-color="transparent" style:font-weight-asian="normal" style:font-weight-complex="normal"/>
    </style:style>
    <style:style style:name="P15" style:family="paragraph" style:parent-style-name="Standard">
      <style:paragraph-properties fo:text-align="start" style:justify-single-word="false"/>
      <style:text-properties officeooo:rsid="002c788c" officeooo:paragraph-rsid="002c788c" fo:background-color="transparent"/>
    </style:style>
    <style:style style:name="P16" style:family="paragraph" style:parent-style-name="Standard">
      <style:paragraph-properties fo:text-align="start" style:justify-single-word="false"/>
      <style:text-properties officeooo:rsid="002c788c" officeooo:paragraph-rsid="0037ca11" fo:background-color="transparent"/>
    </style:style>
    <style:style style:name="P17" style:family="paragraph" style:parent-style-name="Standard">
      <style:paragraph-properties fo:text-align="start" style:justify-single-word="false"/>
      <style:text-properties officeooo:rsid="002c788c" officeooo:paragraph-rsid="003a97d5" fo:background-color="transparent"/>
    </style:style>
    <style:style style:name="P18" style:family="paragraph" style:parent-style-name="Standard">
      <style:paragraph-properties fo:text-align="start" style:justify-single-word="false"/>
      <style:text-properties officeooo:rsid="002c788c" officeooo:paragraph-rsid="004067f8" fo:background-color="transparent"/>
    </style:style>
    <style:style style:name="P19" style:family="paragraph" style:parent-style-name="Standard">
      <style:paragraph-properties fo:text-align="start" style:justify-single-word="false"/>
      <style:text-properties officeooo:rsid="002c788c" officeooo:paragraph-rsid="00450566" fo:background-color="transparent"/>
    </style:style>
    <style:style style:name="P20" style:family="paragraph" style:parent-style-name="Standard">
      <style:paragraph-properties fo:text-align="start" style:justify-single-word="false"/>
      <style:text-properties officeooo:rsid="002c788c" officeooo:paragraph-rsid="004687ed" fo:background-color="transparent"/>
    </style:style>
    <style:style style:name="P21" style:family="paragraph" style:parent-style-name="Standard">
      <style:paragraph-properties fo:text-align="start" style:justify-single-word="false"/>
      <style:text-properties officeooo:rsid="002c788c" officeooo:paragraph-rsid="0047be0e" fo:background-color="transparent"/>
    </style:style>
    <style:style style:name="P22" style:family="paragraph" style:parent-style-name="Standard">
      <style:paragraph-properties fo:text-align="start" style:justify-single-word="false"/>
      <style:text-properties officeooo:rsid="002c788c" officeooo:paragraph-rsid="004e9566" fo:background-color="transparent"/>
    </style:style>
    <style:style style:name="P23" style:family="paragraph" style:parent-style-name="Standard">
      <style:paragraph-properties fo:text-align="start" style:justify-single-word="false"/>
      <style:text-properties officeooo:rsid="002c788c" officeooo:paragraph-rsid="004fed89" fo:background-color="transparent"/>
    </style:style>
    <style:style style:name="P24" style:family="paragraph" style:parent-style-name="Standard">
      <style:paragraph-properties fo:text-align="start" style:justify-single-word="false"/>
      <style:text-properties officeooo:rsid="002c788c" officeooo:paragraph-rsid="0053fe06" fo:background-color="transparent"/>
    </style:style>
    <style:style style:name="P25" style:family="paragraph" style:parent-style-name="Standard">
      <style:paragraph-properties fo:text-align="start" style:justify-single-word="false"/>
      <style:text-properties officeooo:rsid="002c788c" officeooo:paragraph-rsid="00541f5c" fo:background-color="transparent"/>
    </style:style>
    <style:style style:name="P26" style:family="paragraph" style:parent-style-name="Standard">
      <style:paragraph-properties fo:text-align="start" style:justify-single-word="false"/>
      <style:text-properties officeooo:rsid="002c788c" officeooo:paragraph-rsid="00377feb" fo:background-color="transparent"/>
    </style:style>
    <style:style style:name="P27" style:family="paragraph" style:parent-style-name="Standard">
      <style:paragraph-properties fo:text-align="start" style:justify-single-word="false"/>
      <style:text-properties officeooo:rsid="002c788c" officeooo:paragraph-rsid="005ef71b" fo:background-color="transparent"/>
    </style:style>
    <style:style style:name="P28" style:family="paragraph" style:parent-style-name="Standard">
      <style:paragraph-properties fo:text-align="start" style:justify-single-word="false"/>
      <style:text-properties officeooo:rsid="002c788c" officeooo:paragraph-rsid="00609a40" fo:background-color="transparent"/>
    </style:style>
    <style:style style:name="P29" style:family="paragraph" style:parent-style-name="Standard">
      <style:paragraph-properties fo:text-align="start" style:justify-single-word="false"/>
      <style:text-properties officeooo:rsid="002c788c" officeooo:paragraph-rsid="00755d3e" fo:background-color="transparent"/>
    </style:style>
    <style:style style:name="P30" style:family="paragraph" style:parent-style-name="Standard">
      <style:paragraph-properties fo:text-align="start" style:justify-single-word="false"/>
      <style:text-properties officeooo:rsid="002c788c" officeooo:paragraph-rsid="006e9372" fo:background-color="transparent"/>
    </style:style>
    <style:style style:name="P31" style:family="paragraph" style:parent-style-name="Standard">
      <style:paragraph-properties fo:text-align="start" style:justify-single-word="false"/>
      <style:text-properties officeooo:rsid="002c788c" officeooo:paragraph-rsid="00ae7cbc" fo:background-color="transparent"/>
    </style:style>
    <style:style style:name="P32" style:family="paragraph" style:parent-style-name="Standard">
      <style:paragraph-properties fo:text-align="start" style:justify-single-word="false"/>
      <style:text-properties officeooo:rsid="002c788c" officeooo:paragraph-rsid="00b70723" fo:background-color="transparent"/>
    </style:style>
    <style:style style:name="P33" style:family="paragraph" style:parent-style-name="Standard">
      <style:paragraph-properties fo:text-align="start" style:justify-single-word="false"/>
      <style:text-properties officeooo:rsid="002c788c" officeooo:paragraph-rsid="00c3ed93" fo:background-color="transparent"/>
    </style:style>
    <style:style style:name="P34" style:family="paragraph" style:parent-style-name="Standard">
      <style:paragraph-properties fo:text-align="start" style:justify-single-word="false"/>
      <style:text-properties officeooo:rsid="000260dd" officeooo:paragraph-rsid="003c2430" fo:background-color="transparent"/>
    </style:style>
    <style:style style:name="P35" style:family="paragraph" style:parent-style-name="Standard">
      <style:paragraph-properties fo:text-align="start" style:justify-single-word="false"/>
      <style:text-properties officeooo:rsid="0082fd4c" officeooo:paragraph-rsid="0082fd4c" fo:background-color="transparent"/>
    </style:style>
    <style:style style:name="P36" style:family="paragraph" style:parent-style-name="Standard">
      <style:text-properties fo:language="ru" fo:country="RU"/>
    </style:style>
    <style:style style:name="P37" style:family="paragraph" style:parent-style-name="Standard">
      <style:paragraph-properties fo:text-align="start" style:justify-single-word="false"/>
      <style:text-properties fo:language="ru" fo:country="RU" officeooo:rsid="002c788c" officeooo:paragraph-rsid="002c788c" fo:background-color="transparent"/>
    </style:style>
    <style:style style:name="P38" style:family="paragraph" style:parent-style-name="Standard">
      <style:paragraph-properties fo:text-align="start" style:justify-single-word="false"/>
      <style:text-properties fo:language="ru" fo:country="RU" officeooo:rsid="002c788c" officeooo:paragraph-rsid="0047be0e" fo:background-color="transparent"/>
    </style:style>
    <style:style style:name="P39" style:family="paragraph" style:parent-style-name="Standard">
      <style:paragraph-properties fo:text-align="start" style:justify-single-word="false"/>
      <style:text-properties fo:language="ru" fo:country="RU" officeooo:rsid="002c788c" officeooo:paragraph-rsid="004e9566" fo:background-color="transparent"/>
    </style:style>
    <style:style style:name="P40" style:family="paragraph" style:parent-style-name="Standard">
      <style:paragraph-properties fo:text-align="start" style:justify-single-word="false"/>
      <style:text-properties fo:language="ru" fo:country="RU" officeooo:rsid="002c788c" officeooo:paragraph-rsid="004fed89" fo:background-color="transparent"/>
    </style:style>
    <style:style style:name="P41" style:family="paragraph" style:parent-style-name="Standard">
      <style:paragraph-properties fo:text-align="start" style:justify-single-word="false"/>
      <style:text-properties fo:language="ru" fo:country="RU" officeooo:rsid="002c788c" officeooo:paragraph-rsid="0053fe06" fo:background-color="transparent"/>
    </style:style>
    <style:style style:name="P42" style:family="paragraph" style:parent-style-name="Standard">
      <style:paragraph-properties fo:text-align="start" style:justify-single-word="false"/>
      <style:text-properties fo:language="ru" fo:country="RU" officeooo:rsid="002c788c" officeooo:paragraph-rsid="00541f5c" fo:background-color="transparent"/>
    </style:style>
    <style:style style:name="P43" style:family="paragraph" style:parent-style-name="Standard">
      <style:paragraph-properties fo:text-align="start" style:justify-single-word="false"/>
      <style:text-properties fo:language="ru" fo:country="RU" officeooo:rsid="002c788c" officeooo:paragraph-rsid="00377feb" fo:background-color="transparent"/>
    </style:style>
    <style:style style:name="P44" style:family="paragraph" style:parent-style-name="Standard">
      <style:paragraph-properties fo:text-align="start" style:justify-single-word="false"/>
      <style:text-properties fo:language="ru" fo:country="RU" officeooo:rsid="002c788c" officeooo:paragraph-rsid="005ef71b" fo:background-color="transparent"/>
    </style:style>
    <style:style style:name="P45" style:family="paragraph" style:parent-style-name="Standard">
      <style:paragraph-properties fo:text-align="start" style:justify-single-word="false"/>
      <style:text-properties fo:language="ru" fo:country="RU" officeooo:rsid="002c788c" officeooo:paragraph-rsid="00609a40" fo:background-color="transparent"/>
    </style:style>
    <style:style style:name="P46" style:family="paragraph" style:parent-style-name="Standard">
      <style:paragraph-properties fo:text-align="start" style:justify-single-word="false"/>
      <style:text-properties fo:language="ru" fo:country="RU" officeooo:rsid="002c788c" officeooo:paragraph-rsid="0075089a" fo:background-color="transparent"/>
    </style:style>
    <style:style style:name="P47" style:family="paragraph" style:parent-style-name="Standard">
      <style:paragraph-properties fo:text-align="start" style:justify-single-word="false"/>
      <style:text-properties fo:language="ru" fo:country="RU" officeooo:rsid="002c788c" officeooo:paragraph-rsid="0084bf53" fo:background-color="transparent"/>
    </style:style>
    <style:style style:name="P48" style:family="paragraph" style:parent-style-name="Standard">
      <style:paragraph-properties fo:text-align="start" style:justify-single-word="false"/>
      <style:text-properties fo:language="ru" fo:country="RU" officeooo:rsid="002c788c" officeooo:paragraph-rsid="00755d3e" fo:background-color="transparent"/>
    </style:style>
    <style:style style:name="P49" style:family="paragraph" style:parent-style-name="Standard">
      <style:paragraph-properties fo:text-align="start" style:justify-single-word="false"/>
      <style:text-properties fo:language="ru" fo:country="RU" officeooo:rsid="002c788c" officeooo:paragraph-rsid="008a10df" fo:background-color="transparent"/>
    </style:style>
    <style:style style:name="P50" style:family="paragraph" style:parent-style-name="Standard">
      <style:paragraph-properties fo:text-align="start" style:justify-single-word="false"/>
      <style:text-properties fo:language="ru" fo:country="RU" officeooo:rsid="002c788c" officeooo:paragraph-rsid="006e9372" fo:background-color="transparent"/>
    </style:style>
    <style:style style:name="P51" style:family="paragraph" style:parent-style-name="Standard">
      <style:paragraph-properties fo:text-align="start" style:justify-single-word="false"/>
      <style:text-properties fo:language="ru" fo:country="RU" officeooo:rsid="002c788c" officeooo:paragraph-rsid="0037ca11" fo:background-color="transparent"/>
    </style:style>
    <style:style style:name="P52" style:family="paragraph" style:parent-style-name="Standard">
      <style:paragraph-properties fo:text-align="start" style:justify-single-word="false"/>
      <style:text-properties fo:language="ru" fo:country="RU" officeooo:rsid="002c788c" officeooo:paragraph-rsid="00c116a4" fo:background-color="transparent"/>
    </style:style>
    <style:style style:name="P53" style:family="paragraph" style:parent-style-name="Standard">
      <style:paragraph-properties fo:text-align="start" style:justify-single-word="false"/>
      <style:text-properties fo:language="ru" fo:country="RU" officeooo:rsid="002c788c" officeooo:paragraph-rsid="00c3ed93" fo:background-color="transparent"/>
    </style:style>
    <style:style style:name="P54" style:family="paragraph" style:parent-style-name="Standard">
      <style:paragraph-properties fo:text-align="start" style:justify-single-word="false"/>
      <style:text-properties fo:language="ru" fo:country="RU" officeooo:rsid="00c88ebc" officeooo:paragraph-rsid="00c88ebc" fo:background-color="transparent"/>
    </style:style>
    <style:style style:name="P55" style:family="paragraph" style:parent-style-name="Standard">
      <style:paragraph-properties fo:text-align="start" style:justify-single-word="false"/>
      <style:text-properties fo:language="ru" fo:country="RU" officeooo:paragraph-rsid="004067f8"/>
    </style:style>
    <style:style style:name="P56" style:family="paragraph" style:parent-style-name="Standard">
      <style:paragraph-properties fo:text-align="start" style:justify-single-word="false"/>
      <style:text-properties fo:language="ru" fo:country="RU" officeooo:paragraph-rsid="00755d3e"/>
    </style:style>
    <style:style style:name="P57" style:family="paragraph" style:parent-style-name="Standard">
      <style:paragraph-properties fo:text-align="start" style:justify-single-word="false"/>
      <style:text-properties fo:language="ru" fo:country="RU" officeooo:rsid="005ab877" officeooo:paragraph-rsid="005ab877" fo:background-color="#fff200"/>
    </style:style>
    <style:style style:name="P58" style:family="paragraph" style:parent-style-name="Standard">
      <style:paragraph-properties fo:text-align="start" style:justify-single-word="false"/>
      <style:text-properties fo:language="ru" fo:country="RU" officeooo:rsid="0063b6b8" officeooo:paragraph-rsid="0063b6b8" fo:background-color="#fff200"/>
    </style:style>
    <style:style style:name="P59" style:family="paragraph" style:parent-style-name="Standard">
      <style:paragraph-properties fo:text-align="start" style:justify-single-word="false"/>
      <style:text-properties fo:language="ru" fo:country="RU" officeooo:rsid="0065d6f7" officeooo:paragraph-rsid="0065d6f7" fo:background-color="#fff200"/>
    </style:style>
    <style:style style:name="P60" style:family="paragraph" style:parent-style-name="Standard">
      <style:paragraph-properties fo:text-align="start" style:justify-single-word="false"/>
      <style:text-properties fo:language="ru" fo:country="RU" officeooo:rsid="00855d17" officeooo:paragraph-rsid="00855d17" fo:background-color="#fff200"/>
    </style:style>
    <style:style style:name="P61" style:family="paragraph" style:parent-style-name="Standard">
      <style:text-properties fo:language="ru" fo:country="RU" officeooo:rsid="009e5c93" officeooo:paragraph-rsid="009e5c93" fo:background-color="#fff200"/>
    </style:style>
    <style:style style:name="P62" style:family="paragraph" style:parent-style-name="Standard">
      <style:paragraph-properties fo:text-align="start" style:justify-single-word="false"/>
      <style:text-properties fo:language="ru" fo:country="RU" officeooo:rsid="00a88a72" officeooo:paragraph-rsid="00a88a72" fo:background-color="#fff200"/>
    </style:style>
    <style:style style:name="P63" style:family="paragraph" style:parent-style-name="Standard">
      <style:paragraph-properties fo:text-align="start" style:justify-single-word="false"/>
      <style:text-properties fo:language="ru" fo:country="RU" officeooo:rsid="00c88ebc" officeooo:paragraph-rsid="00c88ebc" fo:background-color="#fff200"/>
    </style:style>
    <style:style style:name="P64" style:family="paragraph" style:parent-style-name="Standard">
      <style:paragraph-properties fo:text-align="start" style:justify-single-word="false"/>
      <style:text-properties officeooo:rsid="005ab877" officeooo:paragraph-rsid="005ab877" fo:background-color="#fff200"/>
    </style:style>
    <style:style style:name="P65" style:family="paragraph" style:parent-style-name="Standard">
      <style:paragraph-properties fo:text-align="start" style:justify-single-word="false"/>
      <style:text-properties fo:font-size="12pt" officeooo:rsid="0081193a" officeooo:paragraph-rsid="0081193a" fo:background-color="transparent" style:font-size-asian="12pt" style:font-size-complex="12pt"/>
    </style:style>
    <style:style style:name="P66" style:family="paragraph" style:parent-style-name="Standard" style:list-style-name="L1">
      <style:paragraph-properties fo:text-align="start" style:justify-single-word="false"/>
      <style:text-properties officeooo:rsid="002c788c" officeooo:paragraph-rsid="002c788c" fo:background-color="transparent"/>
    </style:style>
    <style:style style:name="P67" style:family="paragraph" style:parent-style-name="Standard" style:list-style-name="L1">
      <style:paragraph-properties fo:text-align="start" style:justify-single-word="false"/>
      <style:text-properties officeooo:rsid="002c788c" officeooo:paragraph-rsid="00586676" fo:background-color="transparent"/>
    </style:style>
    <style:style style:name="P68" style:family="paragraph" style:parent-style-name="Standard" style:list-style-name="L2">
      <style:paragraph-properties fo:text-align="start" style:justify-single-word="false"/>
      <style:text-properties officeooo:rsid="002c788c" officeooo:paragraph-rsid="002c788c" fo:background-color="transparent"/>
    </style:style>
    <style:style style:name="P69" style:family="paragraph" style:parent-style-name="Standard" style:list-style-name="L2">
      <style:paragraph-properties fo:text-align="start" style:justify-single-word="false"/>
      <style:text-properties fo:language="ru" fo:country="RU" officeooo:rsid="002c788c" officeooo:paragraph-rsid="002c788c" fo:background-color="transparent"/>
    </style:style>
    <style:style style:name="P70" style:family="paragraph" style:parent-style-name="Standard">
      <style:paragraph-properties fo:text-align="start" style:justify-single-word="false"/>
      <style:text-properties fo:language="ru" fo:country="RU" officeooo:rsid="00b536fb" officeooo:paragraph-rsid="00b536fb" fo:background-color="#fff200"/>
    </style:style>
    <style:style style:name="P71" style:family="paragraph" style:parent-style-name="Heading_20_1" style:list-style-name="">
      <style:text-properties officeooo:paragraph-rsid="003c2430"/>
    </style:style>
    <style:style style:name="P72" style:family="paragraph" style:parent-style-name="Heading_20_1">
      <style:paragraph-properties fo:break-before="page"/>
      <style:text-properties officeooo:paragraph-rsid="003c2430"/>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Heading_20_2">
      <style:text-properties fo:font-weight="bold" style:font-weight-asian="bold" style:font-weight-complex="bold"/>
    </style:style>
    <style:style style:name="P75" style:family="paragraph" style:parent-style-name="Heading_20_2">
      <style:paragraph-properties fo:text-align="center" style:justify-single-word="false"/>
    </style:style>
    <style:style style:name="P76" style:family="paragraph" style:parent-style-name="Heading_20_2">
      <style:text-properties officeooo:paragraph-rsid="006e9372"/>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3978c4" style:font-weight-asian="normal" style:font-weight-complex="normal"/>
    </style:style>
    <style:style style:name="T3" style:family="text">
      <style:text-properties officeooo:rsid="00257324"/>
    </style:style>
    <style:style style:name="T4" style:family="text">
      <style:text-properties fo:font-weight="bold" style:font-weight-asian="bold" style:font-weight-complex="bold"/>
    </style:style>
    <style:style style:name="T5" style:family="text">
      <style:text-properties fo:font-weight="bold" officeooo:rsid="00450566" style:font-weight-asian="bold" style:font-weight-complex="bold"/>
    </style:style>
    <style:style style:name="T6" style:family="text">
      <style:text-properties fo:font-weight="bold" officeooo:rsid="0081193a" style:font-weight-asian="bold" style:font-weight-complex="bold"/>
    </style:style>
    <style:style style:name="T7" style:family="text">
      <style:text-properties officeooo:rsid="0026b6fe"/>
    </style:style>
    <style:style style:name="T8" style:family="text">
      <style:text-properties officeooo:rsid="0026fc05"/>
    </style:style>
    <style:style style:name="T9" style:family="text">
      <style:text-properties officeooo:rsid="003ef978"/>
    </style:style>
    <style:style style:name="T10" style:family="text">
      <style:text-properties fo:language="ru" fo:country="RU"/>
    </style:style>
    <style:style style:name="T11" style:family="text">
      <style:text-properties fo:language="ru" fo:country="RU" officeooo:rsid="0041b085"/>
    </style:style>
    <style:style style:name="T12" style:family="text">
      <style:text-properties fo:language="ru" fo:country="RU" officeooo:rsid="00437cf1"/>
    </style:style>
    <style:style style:name="T13" style:family="text">
      <style:text-properties fo:language="ru" fo:country="RU" officeooo:rsid="0044b5e2"/>
    </style:style>
    <style:style style:name="T14" style:family="text">
      <style:text-properties fo:language="ru" fo:country="RU" officeooo:rsid="004687ed"/>
    </style:style>
    <style:style style:name="T15" style:family="text">
      <style:text-properties fo:language="ru" fo:country="RU" officeooo:rsid="00469176"/>
    </style:style>
    <style:style style:name="T16" style:family="text">
      <style:text-properties fo:language="ru" fo:country="RU" fo:font-weight="bold" style:font-weight-asian="bold" style:font-weight-complex="bold"/>
    </style:style>
    <style:style style:name="T17" style:family="text">
      <style:text-properties fo:language="ru" fo:country="RU" officeooo:rsid="004e9566"/>
    </style:style>
    <style:style style:name="T18" style:family="text">
      <style:text-properties fo:language="ru" fo:country="RU" officeooo:rsid="00586676"/>
    </style:style>
    <style:style style:name="T19" style:family="text">
      <style:text-properties fo:language="ru" fo:country="RU" officeooo:rsid="00ae7cbc"/>
    </style:style>
    <style:style style:name="T20" style:family="text">
      <style:text-properties fo:language="ru" fo:country="RU" officeooo:rsid="00b050e0"/>
    </style:style>
    <style:style style:name="T21" style:family="text">
      <style:text-properties officeooo:rsid="002c788c" fo:background-color="transparent" loext:char-shading-value="0"/>
    </style:style>
    <style:style style:name="T22" style:family="text">
      <style:text-properties officeooo:rsid="007a3a8e" fo:background-color="transparent" loext:char-shading-value="0"/>
    </style:style>
    <style:style style:name="T23" style:family="text">
      <style:text-properties officeooo:rsid="007e6547" fo:background-color="transparent" loext:char-shading-value="0"/>
    </style:style>
    <style:style style:name="T24" style:family="text">
      <style:text-properties officeooo:rsid="00469176"/>
    </style:style>
    <style:style style:name="T25" style:family="text">
      <style:text-properties officeooo:rsid="0047be0e"/>
    </style:style>
    <style:style style:name="T26" style:family="text">
      <style:text-properties officeooo:rsid="004892c1"/>
    </style:style>
    <style:style style:name="T27" style:family="text">
      <style:text-properties officeooo:rsid="004b7c08"/>
    </style:style>
    <style:style style:name="T28" style:family="text">
      <style:text-properties officeooo:rsid="004cff84"/>
    </style:style>
    <style:style style:name="T29" style:family="text">
      <style:text-properties officeooo:rsid="00518f8b"/>
    </style:style>
    <style:style style:name="T30" style:family="text">
      <style:text-properties officeooo:rsid="00520655"/>
    </style:style>
    <style:style style:name="T31" style:family="text">
      <style:text-properties officeooo:rsid="0053fe06"/>
    </style:style>
    <style:style style:name="T32" style:family="text">
      <style:text-properties officeooo:rsid="00540ead"/>
    </style:style>
    <style:style style:name="T33" style:family="text">
      <style:text-properties officeooo:rsid="0059498e"/>
    </style:style>
    <style:style style:name="T34" style:family="text">
      <style:text-properties officeooo:rsid="005ca599"/>
    </style:style>
    <style:style style:name="T35" style:family="text">
      <style:text-properties officeooo:rsid="005dac87"/>
    </style:style>
    <style:style style:name="T36" style:family="text">
      <style:text-properties officeooo:rsid="005ef71b"/>
    </style:style>
    <style:style style:name="T37" style:family="text">
      <style:text-properties officeooo:rsid="00609a40"/>
    </style:style>
    <style:style style:name="T38" style:family="text">
      <style:text-properties officeooo:rsid="00646d2e"/>
    </style:style>
    <style:style style:name="T39" style:family="text">
      <style:text-properties officeooo:rsid="00671bb3"/>
    </style:style>
    <style:style style:name="T40" style:family="text">
      <style:text-properties officeooo:rsid="006950fe"/>
    </style:style>
    <style:style style:name="T41" style:family="text">
      <style:text-properties officeooo:rsid="006b0440"/>
    </style:style>
    <style:style style:name="T42" style:family="text">
      <style:text-properties officeooo:rsid="0073fc7b"/>
    </style:style>
    <style:style style:name="T43" style:family="text">
      <style:text-properties officeooo:rsid="0075089a"/>
    </style:style>
    <style:style style:name="T44" style:family="text">
      <style:text-properties officeooo:rsid="008000f2"/>
    </style:style>
    <style:style style:name="T45" style:family="text">
      <style:text-properties style:text-position="sub 58%" fo:font-weight="bold" style:font-weight-asian="bold" style:font-weight-complex="bold"/>
    </style:style>
    <style:style style:name="T46" style:family="text">
      <style:text-properties style:text-position="sub 58%" fo:font-weight="bold" officeooo:rsid="002c788c" style:font-weight-asian="bold" style:font-weight-complex="bold"/>
    </style:style>
    <style:style style:name="T47" style:family="text">
      <style:text-properties officeooo:rsid="002c788c"/>
    </style:style>
    <style:style style:name="T48" style:family="text">
      <style:text-properties officeooo:rsid="0082fd4c"/>
    </style:style>
    <style:style style:name="T49" style:family="text">
      <style:text-properties officeooo:rsid="0084bf53"/>
    </style:style>
    <style:style style:name="T50" style:family="text">
      <style:text-properties officeooo:rsid="008a10df"/>
    </style:style>
    <style:style style:name="T51" style:family="text">
      <style:text-properties officeooo:rsid="008d363f"/>
    </style:style>
    <style:style style:name="T52" style:family="text">
      <style:text-properties officeooo:rsid="008e9fc9"/>
    </style:style>
    <style:style style:name="T53" style:family="text">
      <style:text-properties officeooo:rsid="0091f825"/>
    </style:style>
    <style:style style:name="T54" style:family="text">
      <style:text-properties officeooo:rsid="0092d5b6"/>
    </style:style>
    <style:style style:name="T55" style:family="text">
      <style:text-properties officeooo:rsid="00947655"/>
    </style:style>
    <style:style style:name="T56" style:family="text">
      <style:text-properties officeooo:rsid="0094b98b"/>
    </style:style>
    <style:style style:name="T57" style:family="text">
      <style:text-properties officeooo:rsid="0095ce5e"/>
    </style:style>
    <style:style style:name="T58" style:family="text">
      <style:text-properties officeooo:rsid="00974524"/>
    </style:style>
    <style:style style:name="T59" style:family="text">
      <style:text-properties officeooo:rsid="0099a774"/>
    </style:style>
    <style:style style:name="T60" style:family="text">
      <style:text-properties officeooo:rsid="009b8c4a"/>
    </style:style>
    <style:style style:name="T61" style:family="text">
      <style:text-properties officeooo:rsid="009fa890"/>
    </style:style>
    <style:style style:name="T62" style:family="text">
      <style:text-properties officeooo:rsid="00a10258"/>
    </style:style>
    <style:style style:name="T63" style:family="text">
      <style:text-properties officeooo:rsid="00a1d357"/>
    </style:style>
    <style:style style:name="T64" style:family="text">
      <style:text-properties officeooo:rsid="00a4a8f7"/>
    </style:style>
    <style:style style:name="T65" style:family="text">
      <style:text-properties officeooo:rsid="00a98799"/>
    </style:style>
    <style:style style:name="T66" style:family="text">
      <style:text-properties officeooo:rsid="00a9b524"/>
    </style:style>
    <style:style style:name="T67" style:family="text">
      <style:text-properties officeooo:rsid="00ac129d"/>
    </style:style>
    <style:style style:name="T68" style:family="text">
      <style:text-properties officeooo:rsid="00ad5f93"/>
    </style:style>
    <style:style style:name="T69" style:family="text">
      <style:text-properties officeooo:rsid="00b68234"/>
    </style:style>
    <style:style style:name="T70" style:family="text">
      <style:text-properties officeooo:rsid="00b70723"/>
    </style:style>
    <style:style style:name="T71" style:family="text">
      <style:text-properties officeooo:rsid="00b85435"/>
    </style:style>
    <style:style style:name="T72" style:family="text">
      <style:text-properties officeooo:rsid="00b8da83"/>
    </style:style>
    <style:style style:name="T73" style:family="text">
      <style:text-properties officeooo:rsid="00bcae52"/>
    </style:style>
    <style:style style:name="T74" style:family="text">
      <style:text-properties officeooo:rsid="00be8472"/>
    </style:style>
    <style:style style:name="T75" style:family="text">
      <style:text-properties officeooo:rsid="00c10d2e"/>
    </style:style>
    <style:style style:name="T76" style:family="text">
      <style:text-properties officeooo:rsid="00c116a4"/>
    </style:style>
    <style:style style:name="T77" style:family="text">
      <style:text-properties officeooo:rsid="00c2658b"/>
    </style:style>
    <style:style style:name="T78" style:family="text">
      <style:text-properties officeooo:rsid="00c2e877"/>
    </style:style>
    <style:style style:name="T79" style:family="text">
      <style:text-properties officeooo:rsid="00c5a28b"/>
    </style:style>
    <style:style style:name="T80" style:family="text">
      <style:text-properties officeooo:rsid="00c643e6"/>
    </style:style>
    <style:style style:name="T81" style:family="text">
      <style:text-properties officeooo:rsid="00c79079"/>
    </style:style>
    <style:style style:name="T82" style:family="text">
      <style:text-properties officeooo:rsid="00c834a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rCraft Micromanagement with Reinforcement</text:p>
      <text:p text:style-name="P1">Learning and Curriculum Transfer Learning</text:p>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3"><text:a xlink:type="simple" xlink:href="#__RefHeading___Toc11011_2211481004" text:style-name="Index_20_Link" text:visited-style-name="Index_20_Link">Аннотация<text:tab/>1</text:a></text:p>
          <text:p text:style-name="P73"><text:a xlink:type="simple" xlink:href="#__RefHeading___Toc11013_2211481004" text:style-name="Index_20_Link" text:visited-style-name="Index_20_Link">I. INTRODUCTION<text:tab/>2</text:a></text:p>
          <text:p text:style-name="P73"><text:a xlink:type="simple" xlink:href="#__RefHeading___Toc11015_2211481004" text:style-name="Index_20_Link" text:visited-style-name="Index_20_Link">II. PROBLEM FORMULATION AND BACKGROUNDS<text:tab/>4</text:a></text:p>
          <text:p text:style-name="P77"><text:a xlink:type="simple" xlink:href="#__RefHeading___Toc11031_2211481004" text:style-name="Index_20_Link" text:visited-style-name="Index_20_Link">A. Problem Formulation<text:tab/>4</text:a></text:p>
          <text:p text:style-name="P77"><text:a xlink:type="simple" xlink:href="#__RefHeading___Toc11033_2211481004" text:style-name="Index_20_Link" text:visited-style-name="Index_20_Link">B. Reinforcement Learning<text:tab/>4</text:a></text:p>
          <text:p text:style-name="P77"><text:a xlink:type="simple" xlink:href="#__RefHeading___Toc11035_2211481004" text:style-name="Index_20_Link" text:visited-style-name="Index_20_Link">C. Curriculum Transfer Learning<text:tab/>7</text:a></text:p>
          <text:p text:style-name="P73"><text:a xlink:type="simple" xlink:href="#__RefHeading___Toc11017_2211481004" text:style-name="Index_20_Link" text:visited-style-name="Index_20_Link">III. LEARNING MODEL FOR MICROMANAGEMENT<text:tab/>8</text:a></text:p>
          <text:p text:style-name="P77"><text:a xlink:type="simple" xlink:href="#__RefHeading___Toc11037_2211481004" text:style-name="Index_20_Link" text:visited-style-name="Index_20_Link">A. Representation of High-Dimension State<text:tab/>8</text:a></text:p>
          <text:p text:style-name="P77"><text:a xlink:type="simple" xlink:href="#__RefHeading___Toc11039_2211481004" text:style-name="Index_20_Link" text:visited-style-name="Index_20_Link">B. Action Definition<text:tab/>10</text:a></text:p>
          <text:p text:style-name="P77"><text:a xlink:type="simple" xlink:href="#__RefHeading___Toc11041_2211481004" text:style-name="Index_20_Link" text:visited-style-name="Index_20_Link">C. Network Architecture<text:tab/>11</text:a></text:p>
          <text:p text:style-name="P73"><text:a xlink:type="simple" xlink:href="#__RefHeading___Toc11019_2211481004" text:style-name="Index_20_Link" text:visited-style-name="Index_20_Link">IV. LEARNING METHOD FOR MICROMANAGEMENT<text:tab/>11</text:a></text:p>
          <text:p text:style-name="P77"><text:a xlink:type="simple" xlink:href="#__RefHeading___Toc11055_2211481004" text:style-name="Index_20_Link" text:visited-style-name="Index_20_Link">A. Parameter Sharing Multi-agent Gradient-Descent Sarsa(λ)<text:tab/>12</text:a></text:p>
          <text:p text:style-name="P77"><text:a xlink:type="simple" xlink:href="#__RefHeading___Toc11057_2211481004" text:style-name="Index_20_Link" text:visited-style-name="Index_20_Link">B. Reward Function<text:tab/>13</text:a></text:p>
          <text:p text:style-name="P77"><text:a xlink:type="simple" xlink:href="#__RefHeading___Toc11043_2211481004" text:style-name="Index_20_Link" text:visited-style-name="Index_20_Link">C. Frame Skip<text:tab/>15</text:a></text:p>
          <text:p text:style-name="P73"><text:a xlink:type="simple" xlink:href="#__RefHeading___Toc11021_2211481004" text:style-name="Index_20_Link" text:visited-style-name="Index_20_Link">V. EXPERIMENT SETTINGS<text:tab/>16</text:a></text:p>
          <text:p text:style-name="P77"><text:a xlink:type="simple" xlink:href="#__RefHeading___Toc11045_2211481004" text:style-name="Index_20_Link" text:visited-style-name="Index_20_Link">A. StarCraft Micromanagement Scenarios<text:tab/>16</text:a></text:p>
          <text:p text:style-name="P77"><text:a xlink:type="simple" xlink:href="#__RefHeading___Toc11047_2211481004" text:style-name="Index_20_Link" text:visited-style-name="Index_20_Link">B. Training<text:tab/>16</text:a></text:p>
          <text:p text:style-name="P73"><text:a xlink:type="simple" xlink:href="#__RefHeading___Toc11023_2211481004" text:style-name="Index_20_Link" text:visited-style-name="Index_20_Link">VI. RESULTS AND DISCUSSIONS<text:tab/>17</text:a></text:p>
          <text:p text:style-name="P77"><text:a xlink:type="simple" xlink:href="#__RefHeading___Toc11049_2211481004" text:style-name="Index_20_Link" text:visited-style-name="Index_20_Link">A. Small Scale Micromanagement<text:tab/>17</text:a></text:p>
          <text:p text:style-name="P77"><text:a xlink:type="simple" xlink:href="#__RefHeading___Toc11051_2211481004" text:style-name="Index_20_Link" text:visited-style-name="Index_20_Link">B. Large Scale Micromanagement<text:tab/>19</text:a></text:p>
          <text:p text:style-name="P77"><text:a xlink:type="simple" xlink:href="#__RefHeading___Toc11053_2211481004" text:style-name="Index_20_Link" text:visited-style-name="Index_20_Link">C. Strategies Analysis<text:tab/>20</text:a></text:p>
          <text:p text:style-name="P73"><text:a xlink:type="simple" xlink:href="#__RefHeading___Toc11025_2211481004" text:style-name="Index_20_Link" text:visited-style-name="Index_20_Link">VII. CONCLUSION AND FUTURE WORK<text:tab/>22</text:a></text:p>
          <text:p text:style-name="P73"><text:a xlink:type="simple" xlink:href="#__RefHeading___Toc11027_2211481004" text:style-name="Index_20_Link" text:visited-style-name="Index_20_Link">ACKNOWLEDGMENT<text:tab/>23</text:a></text:p>
          <text:p text:style-name="P73"><text:a xlink:type="simple" xlink:href="#__RefHeading___Toc11029_2211481004" text:style-name="Index_20_Link" text:visited-style-name="Index_20_Link">Ссылки в статье<text:tab/>24</text:a></text:p>
        </text:index-body>
      </text:table-of-content>
      <text:h text:style-name="Heading_20_1" text:outline-level="1"/>
      <text:h text:style-name="Heading_20_1" text:outline-level="1"><text:bookmark-start text:name="__RefHeading___Toc11011_2211481004"/>Аннотация<text:bookmark-end text:name="__RefHeading___Toc11011_2211481004"/></text:h>
      <text:p text:style-name="P10">Оригинал</text:p>
      <text:p text:style-name="P2">Real-time strategy games have been an important field of game artificial intelligence in recent years. This paper presents a reinforcement learning and curriculum transfer learning method to control multiple units in StarCraft micromanagement. We define an efficient state representation, which breaks down the complexity caused by the large state space in the game environment. Then a parameter sharing multi-agent gradient-descent Sarsa(λ) (PS-MAGDS) algorithm is proposed to train the units. <text:span text:style-name="T1">The</text:span> learning policy is shared among our units to encourage cooperative behaviors. We use a neural network as a function approximator to estimate the action-value function, and propose a reward function to help units balance their move and attack. In addition, a transfer learning method is used to extend our model to more difficult scenarios, which accelerates the training process and improves the learning performance. <text:span text:style-name="T1">In</text:span> small scale scenarios, our units successfully learn to combat and defeat the built-in AI with 100% win rates. In large scale scenarios, curriculum transfer learning method is used to progressively train a group of units, and shows superior performance over some baseline methods in target scenarios. With reinforcement learning and curriculum transfer learning, our units are able to learn appropriate strategies in StarCraft micromanagement scenarios.</text:p>
      <text:p text:style-name="P2"/>
      <text:p text:style-name="P2"><text:soft-page-break/>Index Terms—reinforcement learning, transfer learning, curriculum learning, neural network, game AI.</text:p>
      <text:p text:style-name="P2"/>
      <text:p text:style-name="P11">Перевод</text:p>
      <text:p text:style-name="P13"/>
      <text:p text:style-name="P3">Стратегические игры в реальном времени были важной областью <text:span text:style-name="T3">игр с </text:span>искусственн<text:span text:style-name="T3">ым </text:span>интеллек<text:span text:style-name="T3">том</text:span> в последние годы. Эта работа представляет <text:span text:style-name="T3">обучение с подкреплением и </text:span>метод <text:span text:style-name="T3">обучения с откладыванием плана</text:span>, чтобы управлять <text:span text:style-name="T3">множеством боевых</text:span> единиц в StarCraft. Мы определяем эффективное представление состояни<text:span text:style-name="T9">й</text:span>, которое устраняет сложность, вызванную большим пространством состояний в игровой среде. Затем для обучения юнитов предлагается алгоритм Sarsa (λ) (PS-MAGDS) с градиентным спуском для совместного использования параметров. Политика обучения распространяется среди наших подразделений, чтобы поощрять совместное поведение. Мы используем нейронную сеть в качестве аппроксиматора функции для оценки функции «действие-значение» и предлагаем функцию вознаграждения, чтобы помочь подразделениям сбалансировать <text:span text:style-name="T7">их</text:span> движение и атаку. Кроме того, метод трансферного обучения используется для расширения нашей модели до более сложных сценариев, что ускоряет процесс обучения и повышает эффективность обучения. В мелкомасштабных сценариях наши юниты успешно учатся сражаться и побеждать встроенный ИИ со 100% вероятностью выигрыша. В крупномасштабных сценариях метод обучения <text:span text:style-name="T8">с откладыванием плана</text:span> используется для постепенного обучения группы единиц и показывает превосходную производительность по сравнению с некоторыми базовыми методами в целевых сценариях. Благодаря обучению <text:span text:style-name="T9">с подкреплением </text:span>и обучению <text:span text:style-name="T8">с откладыванием плана</text:span> наши подразделения могут выучить <text:span text:style-name="T8">подходящие</text:span> стратегии в сценариях микроуправления StarCraft.</text:p>
      <text:p text:style-name="P8"/>
      <text:p text:style-name="P7"/>
      <text:p text:style-name="P7"/>
      <text:h text:style-name="Heading_20_1" text:outline-level="1"><text:bookmark-start text:name="__RefHeading___Toc11013_2211481004"/>I. INTRODUCTION<text:bookmark-end text:name="__RefHeading___Toc11013_2211481004"/></text:h>
      <text:p text:style-name="P17"><text:span text:style-name="T1"><text:tab/></text:span><text:span text:style-name="T2">A</text:span><text:span text:style-name="T1">RTIFICIAL intelligence (AI) has a great advance in the last decade. As an excellent testbed for AI research, games have been helping AI to grow since its birth, including the ancient board game [1], [2], [3], [4], the classic Atari video games [5], [6], and the imperfect information game [7]. These games have a fixed, limited set of actions, and researchers only need to control a single agent in game environment. Besides, there are a large number of games including multiple agents and requiring complex rules, which are much more difficult for AI research. </text:span></text:p>
      <text:p text:style-name="P14"><text:tab/>In this paper, we focus on a real-time strategy (RTS) game to explore the learning of multi-agent control. RTS games are usually running in real-time, which is different from taking turns to play in board games [8]. As one of the most popular RTS games, StarCraft has a huge player base and numerous professional competitions, requiring different strategies, tactics and reactive control techniques. For the game AI research, StarCraft provides an ideal environment to study the control of multiple units with different difficulty levels [9]. In recent years, the study of StarCraft AI has an impressive progress, driven by some StarCraft AI competitions and Brood War Application Programming Interface (BWAPI) 1 [10]. Recently, researchers have developed more efficient platforms to promote the development of this field, including TorchCraft, ELF and PySC2. StarCraft AI aims at solving a series of challenges, such as spatial and temporal reasoning, multi-agent collaboration, opponent modeling and adversarial planning [8]. At present, designing a game AI for the full StarCraft game based on machine learning method is out-of- reach. Many researchers focus on micromanagement as the first step to study AI in StarCraft [11]. In combat scenarios, units have to navigate in highly dynamic environment and attack enemies within fire range. There are many methods for StarCraft micromanagement, including potential fields for spatial navigation and obstacle avoidance [12], [13], bayesian modeling to deal with incompleteness and uncertainty in the <text:soft-page-break/>game [14], heuristic game-tree search to handle both build order planning and units control [15], and neuroevolution to control individual unit with hand-craft features [16]. <text:tab/>As an intelligent learning method, reinforcement learning (RL) is very suitable for sequential decision-making tasks. In StarCraft micromanagement, there are some interesting appli- cations with RL methods. Shantia et al. use online Sarsa and neural-fitted Sarsa with a short term memory reward function to control units’ attack and retreat [17]. They use vision grids to obtain the terrain information. This method needs a hand- craft design, and the number of input nodes has to change with the number of units. Besides, they apply an incremental learning method to scale the task to a larger scenario with 6 units. However, the win rate with incremental learning is still below 50%. Wender et al. use different RL algorithms in micromanagement, including Q learning and Sarsa [18]. They control one powerful unit to play against multiple weak units, without cooperation and teamwork between own units. </text:p>
      <text:p text:style-name="P14"><text:tab/>In the last few years, deep learning has achieved a remark- able performance in many complex problems [19], and has dramatically improved the generalization and scalability of traditional RL algorithms [5]. Deep reinforcement learning (DRL) can teach agents to make decisions in high-dimension state space by an end-to-end method. Usunier et al. propose an RL method to tackle micromanagement with deep neural network [20]. They use a greedy MDP to choose actions for units sequentially at each time step, with zero-order optimiza- tion to update the model. This method is able to control all units owned by the player, and observe the full state of the game. Peng et al. use an actor-critic method and recurrent neural networks (RNNs) to play StarCraft combat games [21]. The dependency of units is modeled by bi-directional RNNs in hidden layers, and its gradient update is efficiently propagated through the entire networks. Different from Usunier’s and Peng’s work that design centralized controllers, Foerster et al. propose a multi-agent actor-critic method to tackle decen- tralized micromanagement tasks, which significantly improves the performance over centralized RL controllers [22]. </text:p>
      <text:p text:style-name="P17"><text:tab/>For StarCraft micromanagement, traditional methods have difficulties in handling complicated state and action space, and learning cooperative tactics. Modern methods rely on strong compute capability introduced by deep learning. Be- sides, learning micromanagement with model-free RL methods usually needs a lot of training time, which is even more serious in large scale scenarios. In this paper, we dedicate to explore more efficient state representation to break down the complexity caused by the large state space, and propose appropriate RL algorithm to solve the problem of multi-agent decision making in StarCraft micromanagement. In addition, we introduce curriculum transfer learning to extend the RL model to various scenarios and improve the sample efficiency. </text:p>
      <text:p text:style-name="P17"><text:tab/>The main contributions emphasize in three parts. First, we propose an efficient state representation method to deal with the large state space in StarCraft micromanagement. This method takes units’ attributes and distances into con- sideration, allowing an arbitrary number of units on both sides. Compared with related work, our state representation is more concise and more efficient. Second, we present a parameter sharing multi-agent gradient-descent Sarsa(λ) (PS- MAGDS) algorithm to train our units. Using a neural network as a function approximator, agents share the parameters of a centralized policy, and update the policy with their own experiences simultaneously. This method trains homogeneous agents efficiently, and encourages cooperative behaviors. To solve the problem of sparse and delayed rewards, we introduce a reward function including small intermediate rewards in the RL model. This reward function improves the training process, and serves as an intrinsic motivation to help units collaborate with each other. Third, we propose a transfer learning method to extend our model to various scenarios. Compared with learning from scratch, this method accelerates the training process and improves the learning performance to a great extent. In large scale scenarios, we apply curriculum transfer learning method to successfully train a group of units. In term of win rates, our proposed method is superior to some baseline methods in target scenarios. </text:p>
      <text:p text:style-name="P17"><text:tab/>The rest of the paper is organized as follows. In Section II, we describe the problem formulation of StarCraft micro- management, as well as backgrounds of reinforcement learning and <text:soft-page-break/>transfer curriculum learning. In Section III, we present the reinforcement learning model for micromanagement, including state representation method, network architecture and action definition. And in Section IV, we introduce the parameter sharing multi-agent gradient-descent Sarsa(λ) algorithm and the reward function. In Section V, we introduce the StarCraft micromanagement scenarios used in our paper and the training details. In Section VI, we make an analysis of experimental results and discuss the learned strategies. In the end, we draw a conclusion of the paper and propose some future work.</text:p>
      <text:p text:style-name="P15"/>
      <text:h text:style-name="Heading_20_1" text:outline-level="1"><text:bookmark-start text:name="__RefHeading___Toc11015_2211481004"/>II. PROBLEM FORMULATION AND BACKGROUNDS<text:bookmark-end text:name="__RefHeading___Toc11015_2211481004"/></text:h>
      <text:h text:style-name="Heading_20_2" text:outline-level="2"><text:bookmark-start text:name="__RefHeading___Toc11031_2211481004"/>A. Problem Formulation<text:bookmark-end text:name="__RefHeading___Toc11031_2211481004"/></text:h>
      <text:p text:style-name="P18"><text:tab/>In StarCraft micromanagement, we need to control a group <text:s/>of units to destroy the enemies under certain terrain conditions. <text:s/>The combat scenario with multiple units is approximated as <text:s/>a Markov game, a multi-agent extension of Markov decision <text:s/>processes (MDPs) [21], [22], [23]. In a Markov game with N <text:s/>agents, a set of states S are used to describe the properties <text:s/>of all agents and the environment, as well as a set of actions <text:s/>A 1 , ..., A N and observations O 1 , ..., O N for each agent.</text:p>
      <text:p text:style-name="P4"><text:span text:style-name="T21"><text:tab/></text:span><text:span text:style-name="T10">В микроуправлении StarCraft нам нужно управлять группой юнитов, чтобы уничтожать врагов при определенных условиях местности. Боевой сценарий с несколькими юнитами аппроксимируется </text:span><text:span text:style-name="T11">как игра М</text:span><text:span text:style-name="T10">арк</text:span><text:span text:style-name="T11">а</text:span><text:span text:style-name="T10">, мультиагентным расширением марковских процессов принятия решений (MDP) [21], [22], [23]. В марковской игре с N агентами, набор состояний S используется для описания свойств всех агентов и среды, а также набора действий A1, ..., AN и наблюдений O1, ..., ПО для каждого агента.</text:span></text:p>
      <text:p text:style-name="P55"/>
      <text:p text:style-name="P18"><text:tab/>In the combat, units in each side need to cooperate with <text:s/>each other. Developing a learning model for multiple units <text:s/>is challenging in micromanagement. In order to maintain a <text:s/>flexible framework and allow an arbitrary number of units, <text:s/>we consider that our units have access to the state space S <text:s/>from its own observation of the current combat by treating <text:s/>other units as part of the environment S → O i . Each unit <text:s/>interacts in the combat environment with its own observation <text:s/>and action. S × A 1 × ... × A N → S 0 denotes the transition <text:s/>from state S to the successive state S 0 with actions of all the <text:s/>units, and R 1 ...R N are the generated rewards of each unit. <text:s/>For the sake of multi-agent cooperation, the policy is shared <text:s/>among our units. The goal of each unit is to maximize its total <text:s/>expected return. <text:s/></text:p>
      <text:p text:style-name="P5"><text:span text:style-name="T21"><text:tab/></text:span><text:span text:style-name="T10">В бою юниты </text:span><text:span text:style-name="T12">c </text:span><text:span text:style-name="T10">каждой стороны должны взаимодействовать друг с другом. Разработка модели обучения для нескольких подразделений является сложной задачей в микроуправлении. Чтобы поддерживать гибкую структуру и допускать произвольное количество юнитов, мы считаем, что наши юниты имеют доступ к пространству состояний S из собственного наблюдения за текущим боем, рассматривая други</text:span><text:span text:style-name="T12">х</text:span><text:span text:style-name="T10"> юнит</text:span><text:span text:style-name="T12">ов </text:span><text:span text:style-name="T10">как часть среды S → O i. Каждый юнит взаимодействует в боевой обстановке со своими наблюдениями и действиями. S × A 1 × ... × A N → S 0 обозначает переход из состояния S в последовательное состояние S 0 с действиями всех подразделений, а R 1 ... R N - сгенерированные вознаграждения каждого </text:span><text:span text:style-name="T13">юнита</text:span><text:span text:style-name="T10">. Что касается </text:span><text:span text:style-name="T13">много-агентной кооперации</text:span><text:span text:style-name="T10">, политика распространяется </text:span><text:span text:style-name="T13">среди наших юнитов</text:span><text:span text:style-name="T10">. Цель каждого </text:span><text:span text:style-name="T13">юнита</text:span><text:span text:style-name="T10"> - максимизировать его общий ожидаемый </text:span><text:span text:style-name="T13">результат</text:span><text:span text:style-name="T10">.</text:span></text:p>
      <text:h text:style-name="Heading_20_2" text:outline-level="2"><text:bookmark-start text:name="__RefHeading___Toc11033_2211481004"/>B. Reinforcement Learning<text:bookmark-end text:name="__RefHeading___Toc11033_2211481004"/></text:h>
      <text:p text:style-name="P20"><text:tab/>To solve the multi-agent control problem in StarCraft mi- <text:s/>cromanagement, we can resort to reinforcement learning. Reinforcement learning is a type of machine learning algorithms <text:s/>in which agents learn by trial and error and determine the <text:s/>ideal behavior from its own experience with the <text:soft-page-break/>environment <text:s/>[24]. We draw the classic RL diagram in Fig. 1. It shows the <text:s/>process that an RL agent interacts with the environment. The <text:s/>agent-environment interaction process in RL is formulated as <text:s/>a Markov decision process. The agent in state s makes an <text:s/>action <text:span text:style-name="T24">A</text:span> according to the policy π. </text:p>
      <text:p text:style-name="P20">This behavior causes a <text:s/>reward r, and transfers to a new <text:s/>s 0 . We define the future <text:s/>discounted return at time t as <text:span text:style-name="T5">ФОРМУЛА</text:span> , where T is the <text:s/>terminal time step and γ ∈ [0, 1] is a discount factor that <text:s/>determines the importance of future rewards. The aim of an <text:s/>RL model is to learn an optimal policy π, which defines the <text:s/>probability of selecting action a in state s, so that the sum of <text:s/>the overall discounted rewards is maximized, as demonstrated <text:s/>by <text:s/></text:p>
      <text:p text:style-name="P6"><text:span text:style-name="T21"><text:tab/></text:span><text:span text:style-name="T10">Чтобы решить проблему мультиагентного управления в </text:span><text:span text:style-name="T14">микроменджменте</text:span><text:span text:style-name="T10"> StarCraft, мы можем прибегнуть к усиленному обучению. </text:span><text:span text:style-name="T14">О</text:span><text:span text:style-name="T10">бучение </text:span><text:span text:style-name="T14">с подкреплением </text:span><text:span text:style-name="T10">- это тип алгоритмов машинного обучения, в котором агенты учатся методом проб и ошибок и определяют идеальное поведение на основе своего собственного опыта работы с окружающей средой [24]. Мы рисуем классическую диаграмму RL на рис. 1. Она показывает процесс взаимодействия агента RL с окружающей средой. Процесс взаимодействия агент-среда в RL сформулирован как процесс принятия решений </text:span><text:span text:style-name="T14">Маркова</text:span><text:span text:style-name="T10">. Агент в состоянии s выполняет действие </text:span><text:span text:style-name="T15">A</text:span><text:span text:style-name="T10"> согласно политике π. </text:span></text:p>
      <text:p text:style-name="P6"><text:span text:style-name="T10">Такое поведение вызывает вознаграждение r и переводит на новый s 0. Мы определяем будущ</text:span><text:span text:style-name="T15">ий</text:span><text:span text:style-name="T10"> дисконтированн</text:span><text:span text:style-name="T15">ый</text:span><text:span text:style-name="T10"> </text:span><text:span text:style-name="T15">результыт</text:span><text:span text:style-name="T10"> в момент времени t как </text:span><text:span text:style-name="T16">ФОРМУЛА</text:span><text:span text:style-name="T10">, где T - конечный временной шаг, а γ ∈ [0, 1] - коэффициент дисконтирования, который определяет важность будущих вознаграждений. Цель модели RL состоит в том, чтобы изучить оптимальную политику π, которая определяет вероятность выбора действия a в состоянии s, чтобы сумма всех дисконтированных вознаграждений была максимизирована, как показано</text:span></text:p>
      <text:p text:style-name="P19">max E[</text:p>
      <text:p text:style-name="P15">π</text:p>
      <text:p text:style-name="P15">T</text:p>
      <text:p text:style-name="P15">X</text:p>
      <text:p text:style-name="P15">0</text:p>
      <text:p text:style-name="P15">γ t −t r t 0 |s = s t , a = a t , π].</text:p>
      <text:p text:style-name="P15">(1)</text:p>
      <text:p text:style-name="P15">t 0 =t</text:p>
      <text:p text:style-name="P15">As one of the most popular RL algorithms, temporal difference (TD) learning is a combination of Monte Carlo method <text:s/>and dynamic programming method. TD method can learn <text:s/>from raw experience without a model of the environment, <text:s/>and update estimates based on part of the sequence, without <text:s/>waiting for a final outcome [25]. The most widely known <text:s/>TD learning algorithms are Q-learning and Sarsa. Q-learning <text:s/>estimates the value of making an action in a given state and <text:s/>iteratively updates the Q-value estimate towards the observed <text:s/>reward. The TD error δ t in Q-learning is computed as <text:s/>δ t = r t+1 + γ max Q(s t+1 , a) − Q(s t , a t ) .</text:p>
      <text:p text:style-name="P15">a</text:p>
      <text:p text:style-name="P15">(2)</text:p>
      <text:p text:style-name="P37">Как один из самых популярных алгоритмов RL, обучение по разнице во времени (TD) представляет собой комбинацию метода Монте-Карло и метода динамического программирования. Метод TD может <text:span text:style-name="T24">учиться на основе </text:span>необработанного опыта без модели среды и обновлять оценки на основе части последовательности, не дожидаясь окончательного результата [25]. Наиболее широко известными алгоритмами обучения TD являются Q-learning и Sarsa. Q-learning оценивает ценность совершения действия в данном состоянии и итеративно обновляет оценку Q-значения в соответствии с наблюдаемым вознаграждением. Ошибка TD δ t в Q-обучении вычисляется как δ t = r t + 1 + γ max Q (s t + 1, a) - Q (s t, a t).</text:p>
      <text:p text:style-name="P15"/>
      <text:p text:style-name="P15">Q-learning is an off-policy learning method, which means <text:s/>it learns a different policy compared with the one choosing <text:s/>actions. Different from Q-learning’s off-policy mechanism, <text:s/>Sarsa is an on-<text:soft-page-break/>policy method, which means the policy is used <text:s/>both for selecting actions and updating previous Q-value [24]. <text:s/>The Sarsa update rule is demonstrated as</text:p>
      <text:p text:style-name="P15">δ t = r t+1 + γQ(s t+1 , a t+1 ) − Q(s t , a t ) , (3a)</text:p>
      <text:p text:style-name="P15">Q(s t+1 , a t+1 ) = Q(s t , a t ) + αδ t , (3b)</text:p>
      <text:p text:style-name="P37">Q-learning - это метод обучения вне политики, который означает, что он изучает <text:span text:style-name="T25">различные</text:span> политик<text:span text:style-name="T25">и сравнивая с одним выбранным </text:span>действ<text:span text:style-name="T25">ем</text:span>. В отличие от механизма вне политики Q-learning, Sarsa - это метод, основанный на политике, что означает, что политика используется как для выбора действий, так и для обновления предыдущего значения Q [24]. Правило обновления Sarsa демонстрируется как</text:p>
      <text:p text:style-name="P15"/>
      <text:p text:style-name="P15">where α is the learning rate. Traditional reinforcement learning <text:s/>methods have some successful applications, including TD in <text:s/>Backgammon [26] and adaptive dynamic programming (ADP) <text:s/>in control [27], [28], [29].</text:p>
      <text:p text:style-name="P37">где α - скорость обучения. Традиционные методы обучения с подкреплением имеют несколько успешных применений, в том числе TD в нардах [26] и адаптивное динамическое программирование (ADP) в управлении [27], [28], [29].</text:p>
      <text:p text:style-name="P12">(1ч)</text:p>
      <text:p text:style-name="P15"/>
      <text:p text:style-name="P15"/>
      <text:p text:style-name="P21">Reinforcement learning with deep neural networks function <text:s/>approximators has received great attentions in recent years. <text:s/>DRL provides an opportunity to train a single agent to solve <text:s/>a series of human-level tasks by an end-to-end manner [30] <text:s/>[31]. As the most famous DRL algorithm, deep Q-network <text:s/>(DQN) uses the experience replay technique and a target <text:s/>network to remove the correlations between samples and <text:s/>stabilize the training process [5]. In the last few years, we have <text:s/>witnessed a great number of improvements on DQN, including <text:s/>double DQN [32], prioritised DQN [33], dueling DQN [34], <text:s/>distributed DQN [35] and asynchronous DQN [36]. </text:p>
      <text:p text:style-name="P38">В последние годы большое внимание уделяется <text:span text:style-name="T26">обучению с подкреплением с глубокой нейронно-сетевой функцией апроксиматора</text:span>. DRL предоставляет возможность обучить одного агента для решения ряда задач на уровне человека сквозным способом [30] [31]. Как самый известный алгоритм DRL, глубокая Q-сеть (DQN) использует технику воспроизведения опыта и целевую сеть для удаления корреляций между выборками и стабилизации процесса обучения [5]. За последние несколько лет мы стали свидетелями большого числа улучшений DQN, включая двойное DQN [32], приоритетное DQN [33], дуэльное DQN [34], распределенное DQN [35] и асинхронное DQN [36].</text:p>
      <text:p text:style-name="P21"/>
      <text:p text:style-name="P21">Apart from <text:s/>value-based DRL methods like DQN and its variants, policy- <text:s/>based DRL methods use deep networks to parameterize and <text:s/>optimize the policy directly [37]. Deep deterministic policy <text:s/>gradient (DDPG) is the continuous analogue of DQN, which <text:s/>uses a critic to estimate the value of current policy and an actor <text:s/>to update the policy [38]. Policy-based DRL methods play <text:s/>important roles in continuous control, including asynchronous <text:s/>advantage actor-critic (A3C) [36], trust region policy opti- <text:s/>mization (TRPO) [39], proximal policy optimization (PPO) <text:s/>[40], and so on.</text:p>
      <text:p text:style-name="P38">Помимо основанных на значениях методов DRL, таких как DQN и его вариантов, методы DRL на основе политики используют глубокие сети для параметризации и прямой оптимизации политики [37]. Глубокий детерминированный градиент политики (DDPG) - это непрерывный аналог DQN, который использует критик<text:span text:style-name="T27">у</text:span> для оценки ценности текущей политики и <text:span text:style-name="T27">актёра</text:span> для обновления политики [38]. Методы DRL на основе политик играют важную роль в непрерывном контроле, включая асинхронное преимущество-критик (A3C) [36], оптимизацию политики в области доверия (TRPO) [39], оптимизацию проксимальной политики (PPO) [40] и так далее.</text:p>
      <text:p text:style-name="P21"/>
      <text:p text:style-name="P21">The sample complexity of traditional DRL <text:s/>methods tends to be high, which limits these methods to <text:s/>real-world applications. While model-based DRL approaches <text:s/>learn value function and policy in a <text:soft-page-break/>data-efficient way, and <text:s/>have been widely used in sensorimotor control. Guided policy <text:s/>search (GPS) uses a supervised learning algorithm to train <text:s/>policy and an RL algorithm to generate guiding distributions, <text:s/>allowing to train deep policies efficiently [41]. Researchers <text:s/>have also proposed some other model-based DRL methods, <text:s/>like normalized advantage functions (NAF) [42] and embed <text:s/>to control (E2C) [43].</text:p>
      <text:p text:style-name="P38">Образец сложности традиционных методов DRL, как правило, высок, что ограничивает эти методы для реальных приложений. В то время как основанные на модели подходы DRL изучают <text:span text:style-name="T28">значение </text:span>функци<text:span text:style-name="T28">и </text:span>и политику эффективны<text:span text:style-name="T28">х</text:span> с точки зрения данных способо<text:span text:style-name="T28">в</text:span>, они широко используются в сенсомоторном управлении. Управляемый поиск политик (GPS) использует контролируемый алгоритм обучения для <text:span text:style-name="T28">тренировки</text:span> политике и алгоритм RL генер<text:span text:style-name="T28">ирует</text:span> руководящи<text:span text:style-name="T28">е</text:span> распределени<text:span text:style-name="T28">я</text:span>, что позволяет эффективно обучать глубоким политикам [41]. Исследователи также предложили некоторые другие основанные на модели методы DRL, такие как нормализованные функции преимущества (NAF) [42] и встраивание в контроль (E2C) [43].</text:p>
      <text:p text:style-name="P64">(10м)</text:p>
      <text:p text:style-name="P15"><text:tab/>Multi-agent reinforcement learning is a closely related area <text:s/>to our work [44]. A multi-agent system includes a number <text:s/>of agents interacting in one environment [45] [46]. Recently, <text:s/>some multi-agent reinforcement learning algorithms with deep <text:s/>neural network are proposed to learn communication [47], <text:s/>cooperative-competitive behaviors [23] and imperfect infor- <text:s/>mation [48]. In our work, we use a multi-agent reinforcement <text:s/>learning method with policy sharing among agents to learn <text:s/>cooperative behaviors. Agents share the parameters of a cen- <text:s/>tralized policy, and update the policy with their own expe- <text:s/>riences simultaneously. This method can train homogeneous <text:s/>agents more efficiently [49].</text:p>
      <text:p text:style-name="P5"><text:span text:style-name="T21"><text:tab/></text:span><text:span text:style-name="T10">Многоагентное обучение с подкреплением является тесно связанной с нашей областью </text:span><text:span text:style-name="T17">работы</text:span><text:span text:style-name="T10">[44]. Многоагентная система включает несколько агентов, взаимодействующих в одной среде [45] [46]. Недавно были предложены некоторые алгоритмы обучения с многоагентным подкреплением с глубокой нейронной сетью для обучения коммуникации [47], кооперативно-конкурентному поведению [23] и несовершенной информации [48]. В нашей работе мы используем </text:span><text:span text:style-name="T17">многоагентный </text:span><text:span text:style-name="T10">метод обучения с </text:span><text:span text:style-name="T17">подкреплением</text:span><text:span text:style-name="T10"> <text:s/>с </text:span><text:span text:style-name="T17">политикой </text:span><text:span text:style-name="T10">разделе</text:span><text:span text:style-name="T17">ния</text:span><text:span text:style-name="T10"> между агентами для изучения кооперативного поведения. Агенты разделяют параметры централизованной политики и одновременно обновляют политику </text:span><text:span text:style-name="T17">в соответствии </text:span><text:span text:style-name="T10">собственн</text:span><text:span text:style-name="T17">ому</text:span><text:span text:style-name="T10"> опыт</text:span><text:span text:style-name="T17">у.</text:span><text:span text:style-name="T10"> Этот метод может обучать гомогенных агентов более эффективно [49].</text:span></text:p>
      <text:h text:style-name="Heading_20_2" text:outline-level="2"><text:bookmark-start text:name="__RefHeading___Toc11035_2211481004"/>C. Curriculum Transfer Learning<text:bookmark-end text:name="__RefHeading___Toc11035_2211481004"/></text:h>
      <text:p text:style-name="P22"><text:tab/>Generally speaking, model-free reinforcement learning <text:s/>methods need plenty of samples to learn an optimal policy. <text:s/>However, many challenging tasks are difficult for traditional <text:s/>RL methods to learn admissible policies in large state and <text:s/>action space. In StarCraft micromanagement, there are numer- <text:s/>ous scenarios with different units and terrain conditions.</text:p>
      <text:p text:style-name="P39">Вообще говоря, безмодельные методы обучения подкрепления нуждаются в большом количестве примеров, чтобы изучить оптимальную политику. Тем не менее, многие сложные задачи сложны для традиционных методов RL, чтобы изучить допустимые политики в большом пространстве состояний и действий. В микроуправлении StarCraft существует множество сценариев с различными юнитами и условиями местности.</text:p>
      <text:p text:style-name="P22"><text:s/>It <text:s/>will take a lot of time to learn useful strategies in different <text:s/>scenarios from scratch. A number of researchers focus on <text:s/>improving the learning speed and performance by exploiting <text:s/>domain knowledge across various but related tasks. The most <text:s/>widely used approach is transfer learning (TL) [50] [51]. <text:s/></text:p>
      <text:p text:style-name="P39">Это займет много времени, чтобы изучить полезные стратегии в различных сценариях с нуля. Ряд исследователей сосредоточены на повышении скорости и производительности обучения, используя знания предметной области для решения различных, но связанных задач. Наиболее широко используемым подходом является трансферное обучение (TL) [50] [51].</text:p>
      <text:p text:style-name="P22"><text:soft-page-break/>To some extent, transfer learning is a kind of generalization <text:s/>across tasks, transferring knowledge from source tasks to <text:s/>target tasks. Besides, transfer learning can be extended to RL <text:s/>problems by using the model parameters in the same model <text:s/>architecture [52]. The procedure of using transfer learning in <text:s/>our experiments is training the model with RL method in a <text:s/>source scenario first. And then, we can use the well-trained <text:s/>model as a starting point to learn micromanagement in target <text:s/>scenarios.</text:p>
      <text:p text:style-name="P39">В некоторой степени, передача обучения является своего рода обобщением между задачами, передачей знаний от исходных задач к целевым задачам. Кроме того, трансферное обучение может быть распространено на задачи RL с использованием параметров модели в той же архитектуре модели [52]. Процедура использования трансферного обучения в наших экспериментах - это сначала обучение модели методом RL в исходном сценарии. И затем мы можем использовать хорошо обученную модель в качестве отправной точки для изучения микроуправления в целевых сценариях.</text:p>
      <text:p text:style-name="P23"><text:tab/>As a special form of transfer learning, curriculum learning <text:s/>involves a set of tasks organized by increasing level of difficul- <text:s/>ties. The initial tasks are used to guide the learner so that it can <text:s/>perform better on the final task [53]. Combining curriculum <text:s/>learning and transfer learning, curriculum transfer learning <text:s/>(CTL) method has shown good performance to help the <text:s/>learning process converge faster and towards better optimum in <text:s/>recent work [54], [55], [56]. </text:p>
      <text:p text:style-name="P40">Как особая форма трансферного обучения, <text:span text:style-name="T29">обучение по плану </text:span>включает в себя набор задач, организованных в соответствии с возрастающим уровнем <text:span text:style-name="T29">сложности</text:span>. Начальные задания используются для того, чтобы направлять учащегося, чтобы он мог лучше выполнять заключительное задание [53]. Комбинируя обучение <text:span text:style-name="T29">по плану</text:span> и <text:span text:style-name="T29">трансферное</text:span> обучени<text:span text:style-name="T29">е</text:span>, метод <text:span text:style-name="T30">плановоого трансферного обучения</text:span> (CTL) показал хорошие результаты, помогая процессу обучения быстрее сходиться и достигать оптим<text:span text:style-name="T30">ума</text:span> в недавней работе [54], [55], [56].</text:p>
      <text:p text:style-name="P23">For micromanagement, a feasible <text:s/>method of using CTL is mastering a simple scenario first, and <text:s/>then solving difficult scenarios based on this knowledge. By <text:s/>changing the number and type of units, we could control the <text:s/>difficulty of micromanagement. In this way, we can use CTL <text:s/>to train our units with a sequence of progressively difficult <text:s/>micromanagement scenarios, as shown in Fig. 2.</text:p>
      <text:p text:style-name="P37">Для микроуправления, <text:span text:style-name="T31">наиболее удобный</text:span> метод использования CTL - это сначала освоение простого сценария, а затем решение сложных сценариев на основе этих знаний. Изменяя количество и тип юнитов, мы <text:span text:style-name="T31">можем</text:span> контролировать сложность микроуправления. Таким образом, мы можем использовать CTL для обучения наших юнитов с последовательностью постепенно усложняющихся сценариев микроуправления, как показано на рис. 2.</text:p>
      <text:h text:style-name="Heading_20_1" text:outline-level="1"><text:bookmark-start text:name="__RefHeading___Toc11017_2211481004"/>III. LEARNING MODEL FOR MICROMANAGEMENT<text:bookmark-end text:name="__RefHeading___Toc11017_2211481004"/></text:h>
      <text:h text:style-name="Heading_20_2" text:outline-level="2"><text:bookmark-start text:name="__RefHeading___Toc11037_2211481004"/>A. Representation of High-Dimension State<text:bookmark-end text:name="__RefHeading___Toc11037_2211481004"/></text:h>
      <text:p text:style-name="P24"><text:span text:style-name="T9">S</text:span>tate representation of StarCraft is still an open problem <text:s/>with no universal solution. We construct a state representation <text:s/>with inputs from the game engine, which have different data <text:s/>types and dimensions, as depicted in Table I. The proposed <text:s/>state representation method is efficient and independent of <text:s/>the number of units in the combat. In summary, the state <text:s/>representation is composed of three parts: the current step state <text:s/>information, the last step state information and the last step <text:s/>action, as shown in Fig. 3. </text:p>
      <text:p text:style-name="P41"><text:span text:style-name="T31">П</text:span>редстав<text:span text:style-name="T31">ление состояний в </text:span>StarCraft остается открытой проблемой без универсального решения. Мы строим представление состояни<text:span text:style-name="T31">и</text:span> с помощью входных данных <text:span text:style-name="T31">из</text:span> игрового движка, которые имеют разные типы данных и измерения, как показано в таблице I. Предложенный метод представления состояния эффективен и не зависит от количества юнитов в бою. Таким образом, представление состояния состоит из трех частей: информация о состоянии текущего шага, информация о состоянии последнего шага и действи<text:span text:style-name="T31">я</text:span> последнего шага, как показано на рис. 3.</text:p>
      <text:p text:style-name="P24"><text:soft-page-break/>The current step state information <text:s/>includes own weapon’s cooldown time, own unit’s hitpoint, <text:s/>distances information of own units, distances information of <text:s/>enemy units and distances information of terrain. The last step <text:s/>state information is the same with the current step. We take <text:s/>the last step action into consideration, which has been proven <text:s/>to be helpful for the learning process in the RL domain [57], <text:s/>[58]. </text:p>
      <text:p text:style-name="P41">Информация о текущем шаге состояния включает в себя время перезарядки собственного оружия, <text:span text:style-name="T32">количество очков здоровья</text:span>, информацию о расстояниях <text:span text:style-name="T32">до</text:span> своих <text:span text:style-name="T32">юнитов</text:span>, информацию о расстоянии <text:span text:style-name="T32">до</text:span> вражеских <text:span text:style-name="T32">юнитов </text:span>и информацию о расстоянии местности. Информация о состоянии последнего шага совпадает с текущим шагом. Мы принимаем к сведению последнее действие, которое оказалось полезным для процесса обучения в области RL [57], [58].</text:p>
      <text:p text:style-name="P25">The proposed state representation method also has good <text:s/>generalization and can be used in other combat games, which <text:s/>need to take agents’ property and distance information into <text:s/>consideration.</text:p>
      <text:p text:style-name="P25"><text:span text:style-name="T10">Предложенный метод представления состояния также имеет хорошее обобщение и может использоваться в других боевых играх, в которых необходимо учитывать информацию об имуществе и расстоянии агентов.</text:span> </text:p>
      <text:p text:style-name="P25"><text:s/><text:tab/>All inputs with real type are normalized by their maximum <text:s/>values. Among them, CoolDown and HitPoint have 1 dimen- <text:s/>sion for each. We divide the combat map into 8 sector areas on <text:s/>average, and compute the distances information in each area. <text:s/>Units’ distance information is listed as follows:</text:p>
      <text:p text:style-name="P42">Все входы с реальным типом нормированы по их максимальным значениям. Среди них CoolDown и HitPoint имеют 1 измерение для каждого. Мы делим боевую карту на 8 секторов в среднем и вычисляем информацию о расстояниях в каждой области. Информация о расстоянии между единицами указана следующим образом:</text:p>
      <text:list xml:id="list3750757812" text:style-name="L1">
        <text:list-item>
          <text:p text:style-name="P66">OwnSumInfo: own units’ distances are summed in each area;</text:p>
        </text:list-item>
        <text:list-item>
          <text:p text:style-name="P66">OwnMaxInfo: own units’ distances are maximized in each area;</text:p>
        </text:list-item>
        <text:list-item>
          <text:p text:style-name="P66">EnemySumInfo: enemy units’ distances are summed in each area;</text:p>
        </text:list-item>
        <text:list-item>
          <text:p text:style-name="P66">EnemyMaxInfo: enemy units’ distances are maximized in each area.</text:p>
        </text:list-item>
      </text:list>
      <text:p text:style-name="P15"/>
      <text:list xml:id="list102707382193437" text:continue-numbering="true" text:style-name="L1">
        <text:list-item>
          <text:p text:style-name="P67">• <text:span text:style-name="T10">OwnSumInfo: расстояния собственных </text:span><text:span text:style-name="T18">юнитов</text:span><text:span text:style-name="T10"> суммируются в каждой области;<text:line-break/>• OwnMaxInfo: расстояния собственных подразделений максим</text:span><text:span text:style-name="T18">изированы</text:span><text:span text:style-name="T10"> в каждой области;<text:line-break/>• EnemySumInfo: расстояния вражеских подразделений суммируются в каждой области;<text:line-break/>• EnemyMaxInfo: расстояния вражеских подразделений максим</text:span><text:span text:style-name="T18">изированы</text:span><text:span text:style-name="T10"> в каждой области.</text:span></text:p>
        </text:list-item>
      </text:list>
      <text:p text:style-name="P15">If a unit is out of the central unit’s sight range D, the unit’s <text:s/>distance value dis unit is set to 0.05. Otherwise, the value is <text:s/>linear with d, the distance to the central unit, as demonstrated in equation (4).</text:p>
      <text:p text:style-name="P37">Если <text:span text:style-name="T33">юнит</text:span> находится вне зоны видимости центрального <text:span text:style-name="T33">юнита</text:span> D, значение расстояния <text:span text:style-name="T33">юнита</text:span> устанавливается на 0,05. В противном случае значение является линейным с d, расстояние до центрального <text:span text:style-name="T33">юнита</text:span>, как показано в уравнении (4).</text:p>
      <text:p text:style-name="P57">(1ч)</text:p>
      <text:p text:style-name="P15">(</text:p>
      <text:p text:style-name="P15">0.05, d &gt; D</text:p>
      <text:p text:style-name="P15">dis unit(d) =</text:p>
      <text:p text:style-name="P15">(4)</text:p>
      <text:p text:style-name="P15">1 − 0.95(d/D), d ≤ D</text:p>
      <text:p text:style-name="P15">In addition, terrain distance value dis terrain is also <text:s/>computed in 8 sector areas. If the obstacle is out of the central <text:s/>unit’s sight range, the value is set to 0. Otherwise, the value <text:s/>is also linear with the distance to the central unit, as shown <text:s/>in equation (5).</text:p>
      <text:p text:style-name="P37"><text:soft-page-break/>Кроме того, значение расстояния местности рассчитывается также в 8 секторах. Если препятствие находится вне зоны видимости центрального <text:span text:style-name="T34">юнита</text:span>, значение устанавливается равным 0. В противном случае значение также является линейным с расстоянием до центрального <text:span text:style-name="T34">юнита</text:span>, как показано в уравнении (5).</text:p>
      <text:p text:style-name="P15">(</text:p>
      <text:p text:style-name="P15">0, d &gt; D</text:p>
      <text:p text:style-name="P15">dis terrain(d) =</text:p>
      <text:p text:style-name="P15">(5)</text:p>
      <text:p text:style-name="P15">1 − d/D, d ≤ D</text:p>
      <text:p text:style-name="P26">In this way, the current step state information has 42 dimen- <text:s/>sions. The last step action has 9 dimensions, with selected <text:s/>action setting to 1 and the other actions setting to 0. In <text:s/>total, the state representation in our model is embedded to <text:s/>93 dimensions. </text:p>
      <text:p text:style-name="P43">Таким образом, информация о состоянии текущ<text:span text:style-name="T35">его</text:span> шага имеет 42 измерения. Действие последнего шага имеет 9 измерений, причем для выбранного действия задано значение 1, а для других действий - 0. В общем, <text:span text:style-name="T35">в</text:span> представление состояния в нашей модели встроено 93 измерения</text:p>
      <text:h text:style-name="P74" text:outline-level="2"><text:bookmark-start text:name="__RefHeading___Toc11039_2211481004"/>B. Action Definition<text:bookmark-end text:name="__RefHeading___Toc11039_2211481004"/></text:h>
      <text:p text:style-name="P27">In StarCraft micromanagement scenarios, the original action <text:s/>space is very large. At each time step, each unit can move to <text:s/>arbitrary directions with arbitrary distances in the map. When <text:s/>the unit decides to attack, it can choose any enemy units in the <text:s/>weapon’s fire range. In order to simplify the action space, we <text:s/>choose 8 move directions with a fixed distance and attacking <text:s/>the weakest as the available actions for each unit. </text:p>
      <text:p text:style-name="P44">В сценариях микроуправления StarCraft исходное пространство действий очень велико. На каждом временном шаге каждая единица может перемещаться в произвольных направлениях с произвольными расстояниями на карте. Когда юнит решает атаковать, он может выбирать любых вражеских юнитов в радиусе действия оружия. Чтобы упростить пространство действий, мы выбираем 8 направлений движения с фиксированным расстоянием и <text:span text:style-name="T36">выбираем действие</text:span> «атакуем самы<text:span text:style-name="T36">х</text:span> слабы<text:span text:style-name="T36">х»</text:span> в качестве доступн<text:span text:style-name="T36">ого</text:span> действи<text:span text:style-name="T36">я</text:span> для каждого юнита.</text:p>
      <text:p text:style-name="P28">When the <text:s/>chosen action is move, our units will turn to one of the 8 <text:s/>directions, Up, Down, Left, Right, Upper-left, Upper-right, <text:s/>Lower-left, Lower-right, and move a fixed distance. When <text:s/>the chosen action is attack, our units will stay at the current <text:s/>position and focus fire on enemy units. Currently, we select the <text:s/>enemy with the lowest hitpoint in our weapon’s attack range as <text:s/>the target. According to the experimental results, these actions <text:s/>are enough to control our units in the game. <text:s/></text:p>
      <text:p text:style-name="P28"/>
      <text:p text:style-name="P45">Когда выбранное действие будет двигаться, наши юниты повернутся в одно из 8 направлений: вверх, вниз, влево, вправо, вверху слева, вверху справа, внизу слева, внизу справа и переместятся на фиксированное расстояние. Когда выбранное действие является атакой, наши юниты останутся на текущей позиции и будут фокусировать огонь на вражеских юнитах. В настоящее время в качестве цели мы выбираем противника с самой низкой точкой попадания в радиусе атаки нашего оружия. Согласно результатам эксперимента, этих действий достаточно, чтобы контролировать наших юнитов в игре. </text:p>
      <text:p text:style-name="P45"/>
      <text:p text:style-name="P28">Fig. 4. The PS-MAGDS reinforcement learning diagram in the StarCraft <text:s/>micromanagement scenarios.</text:p>
      <text:p text:style-name="P45">Рис. 4. Диаграмма обучения <text:span text:style-name="T37">с подкреплением</text:span> PS-MAGDS в сценариях микроуправления StarCraft.</text:p>
      <text:p text:style-name="P58">(12м)</text:p>
      <text:h text:style-name="P75" text:outline-level="2"><text:bookmark-start text:name="__RefHeading___Toc11041_2211481004"/><text:soft-page-break/>C. Network Architecture<text:bookmark-end text:name="__RefHeading___Toc11041_2211481004"/></text:h>
      <text:p text:style-name="P28"><text:tab/>Because our units’ experience has a limited subset of the <text:s/>large state space and most test states will never been explored <text:s/>before, it will be difficult to apply table reinforcement learning <text:s/>to learn an optimal policy. To solve this problem, we use a <text:s/>neural network parameterized by vector θ to approximate the <text:s/>state-action values to improve our RL model’s generalization.</text:p>
      <text:p text:style-name="P45">Поскольку опыт наших <text:span text:style-name="T38">юнитов</text:span> имеет ограниченное подмножество большого пространства состояний, и большинство тестовых состояний никогда не исследовались <text:span text:style-name="T38">заранее</text:span>, будет трудно применить таблиц<text:span text:style-name="T38">у </text:span>обучение с подкреплением для изучения оптимальной политики. Чтобы решить эту проблему, мы используем нейронную сеть, параметризованную вектором θ, для аппроксимации значений действия состояния для улучшения обобщения нашей модели RL.</text:p>
      <text:p text:style-name="P28">The input of the network is the 93 dimensions tensor from <text:s/>the state representation. We has 100 neurons in the hidden <text:s/>layer, and use the rectified linear unit (ReLU) activation <text:s/>function for the network nonlinearity, as demonstrated by <text:s/>f (z) = max(0, z), (6)</text:p>
      <text:p text:style-name="P45">Ввод сети - тензор 93 измерения от представления состояния. У нас есть 100 нейронов в скрытом слое, и мы используем функцию активации выпрямленной линейной единицы (ReLU) для нелинейности сети, что демонстрируется f (z) = max (0, z), (6)</text:p>
      <text:p text:style-name="P59">(<text:span text:style-name="T39">8м</text:span>)</text:p>
      <text:p text:style-name="P28">where z is the output of hidden layer. We use ReLU function <text:s/>rather than Sigmoid or tanh function, because ReLU function <text:s/>does not have the problem of gradient descent, which can <text:s/>guarantee the effective training of the model [59]. Different <text:s/>from these saturating nonlinearities functions such as Sigmoid <text:s/>or tanh, ReLU function is a non-saturating nonlinearity func- <text:s/>tion. In terms of training time with gradient descent, the non- <text:s/>saturating nonlinearity is much faster [60].</text:p>
      <text:p text:style-name="P45">где z - выход скрытого слоя. Мы используем функцию ReLU, а не функцию Sigmoid или tanh, потому что функция ReLU не имеет проблемы градиентного спуска, что может гарантировать эффективное обучение модели [59]. В отличие от этих насыщающих функций нелинейности, таких как сигмоид или тан, функция ReLU является ненасыщ<text:span text:style-name="T40">енной</text:span> <text:span text:style-name="T40">нелинейной </text:span>функцией. С точки зрения времени обучения с градиентным спуском ненасыщенная нелинейн<text:span text:style-name="T40">ая</text:span> намного быстрее [60].</text:p>
      <text:p text:style-name="P28">The output layer of the neural network has 9 neurons, giving <text:s/>the probabilities of moving to 8 directions and attack. The <text:s/>learning model of one unit in StarCraft micromanagement <text:s/>scenarios, including state representation, neural network architecture and output actions, is depicted in Fig. 3.</text:p>
      <text:p text:style-name="P45">Выходной слой нейронной сети имеет 9 нейронов, что дает вероятность движения в 8 направлениях и атаки. Модель обучения одного <text:span text:style-name="T41">юнита</text:span> в сценариях микроуправления StarCraft, включа<text:span text:style-name="T41">ет</text:span> представление состояния, архитектуру нейронной сети и выходные действия, изображена на рис. 3.</text:p>
      <text:h text:style-name="Heading_20_1" text:outline-level="1"><text:bookmark-start text:name="__RefHeading___Toc11019_2211481004"/>IV. LEARNING METHOD FOR MICROMANAGEMENT<text:bookmark-end text:name="__RefHeading___Toc11019_2211481004"/></text:h>
      <text:p text:style-name="P15"><text:tab/>In this paper, we formulate StarCraft micromanagement as a multi-agent reinforcement learning model. We propose a parameter sharing multi-agent gradient-descent Sarsa(λ) (PS-MAGDS) method to train the model, and design a reward function as intrinsic motivations to promote the learning pro- cess. The whole PS-MAGDS reinforcement learning diagram is depicted in Fig. 4.</text:p>
      <text:p text:style-name="P46"><text:tab/>В этой статье мы формулируем микроуправление StarCraft как <text:span text:style-name="T42">многоагентную </text:span>модель обучения с <text:span text:style-name="T42">подкреплением</text:span>. Для <text:span text:style-name="T43">предлагаем метод м</text:span>ногоагентного градиентно-спуска Сарса (λ) (PS-MAGDS) с разделением параметров <text:span text:style-name="T43">для </text:span>обучения модели, и конструируем функцию вознаграждения в качестве внутренней мотивации для продвижения процесса обучения. Вся схема PS-MAGDS обучения <text:span text:style-name="T43">с подкреплением </text:span>изображена на рис. 4.</text:p>
      <text:h text:style-name="P76" text:outline-level="2"><text:bookmark-start text:name="__RefHeading___Toc11055_2211481004"/><text:soft-page-break/>A. Parameter Sharing Multi-agent Gradient-Descent Sarsa(λ)<text:bookmark-end text:name="__RefHeading___Toc11055_2211481004"/></text:h>
      <text:p text:style-name="P29"><text:tab/>We propose a multi-agent RL algorithm that extend the traditional Sarsa(λ) to multiple units by sharing the parameters of the policy network among our units. To accelerate the learning process and tackle the problem of delayed rewards, we use eligibility traces in reinforcement learning. As a basic mechanism in RL, eligibility traces are used to assign temporal credit, which consider a set of previously experienced transitions [61].</text:p>
      <text:p text:style-name="P56"><text:span text:style-name="T21">Мы предлагаем алгоритм RL с несколькими агентами, который расширяет традиционн</text:span><text:span text:style-name="T22">ый</text:span><text:span text:style-name="T21"> Сарс</text:span><text:span text:style-name="T22">а алгоритм</text:span><text:span text:style-name="T21"> (λ) до нескольких единиц, разделяя параметры сети политики между нашими </text:span><text:span text:style-name="T22">юнитами</text:span><text:span text:style-name="T21">. Чтобы ускорить процесс обучения и решить проблему отсроченных вознаграждений, мы используем отслеживание соответствия в обучении с подкреплением. В качестве основного механизма в RL, приемлем</text:span><text:span text:style-name="T22">ые черты</text:span><text:span text:style-name="T21"> используются для назначения временного </text:span><text:span text:style-name="T22">вознаграждения</text:span><text:span text:style-name="T21">, который учитывает набор ранее испытанных переходов [61].</text:span></text:p>
      <text:p text:style-name="P29">This means it not only considers the value of the last state-action pair but also the visited ones. With this method, we can solve the problem of delayed reward in the game environment. Sarsa with eligibility traces, termed as Sarsa(λ), is one way of averaging backups made after multiple steps. λ is a factor that determines the weight of each backup. </text:p>
      <text:p text:style-name="P48">Это означает, что он учитывает не только значение последней пары состояние-действие, но и посещенные. С помощью этого метода мы можем решить проблему отсроченного вознаграждения в игровой среде. Сарса со следами соответствия, называемая Сарса (λ), является одним из способов усреднения резервных копий, сделанных после нескольких шагов. λ является фактором, который определяет вес каждой резервной копии.</text:p>
      <text:p text:style-name="P29">In our implementation of Sarsa(λ) for multiple units combat, we use a neural network as the function approximator and share network parameters among all our units. Although we have only one network to train, the units can still behave differently because each one receives different observations and actions as its input.</text:p>
      <text:p text:style-name="P56"><text:span text:style-name="T21">В нашей реализации Sarsa (λ) для боя нескольких юнитов, мы используем нейронную сеть в качестве аппроксиматора функции и разделяем сетевые параметры между всеми нашими юнитами. Хотя у нас есть только одна сеть для обучения, подразделения могут вести себя по-разному, потому что кажд</text:span><text:span text:style-name="T23">ый юнит</text:span><text:span text:style-name="T21"> получает разные наблюдения и действия в качестве входных данных.</text:span></text:p>
      <text:p text:style-name="P15"><text:tab/>To update the policy network efficiently, we use the gradient-descent method to train the Sarsa(λ) reinforcement learning model. The gradient-descent learning update is demonstrated in equation (7),</text:p>
      <text:p text:style-name="P37">Для эффективного обновления сети политик мы используем метод градиентного спуска для обучения модели обучения с подкреплением Сарса (λ). Обновление <text:span text:style-name="T44">модели с</text:span> градиентн<text:span text:style-name="T44">ы</text:span>м <text:span text:style-name="T44">спуском</text:span> продемонстрировано в уравнении (7),</text:p>
      <text:p text:style-name="P15">δ t = r t+1 + γQ(s t+1 , a t+1 ; θ t ) − Q(s t , a t ; θ t )</text:p>
      <text:p text:style-name="P15">(7a)</text:p>
      <text:p text:style-name="P15">θ t+1 = θ t + αδ t e t (7b)</text:p>
      <text:p text:style-name="P15">e t = γλe t−1 + ∇ θ t Q(s t , a t ; θ t ), e 0 = 0 (7c)</text:p>
      <text:p text:style-name="P15">where <text:span text:style-name="T6">e</text:span><text:span text:style-name="T45">t</text:span> is the eligibility traces at time step t.</text:p>
      <text:p text:style-name="P65">Где <text:span text:style-name="T4">e</text:span><text:span text:style-name="T46">t</text:span><text:span text:style-name="T47"> </text:span>приемлемые черты на шаге <text:span text:style-name="T47">t.</text:span></text:p>
      <text:p text:style-name="P15"><text:tab/>One of the challenging issues in reinforcement learning is the trade-off between exploration and exploitation. If we choose the best action every step according to current policy, we are likely to trap in local optimum. On the contrary, if we tend to explore in the large state space, the model will have difficulty in converging. In the experiment, we use the #-greedy method to choose actions during training, which selects the current best action with probability 1 − #, and takes a random exploratory action with probability #,</text:p>
      <text:p text:style-name="P37">Одним из сложных вопросов в обучении <text:span text:style-name="T48">с</text:span> подкреплени<text:span text:style-name="T48">ем</text:span> является компромисс между разведкой и эксплуатацией. Если мы выберем лучшее действие на каждом этапе в соответствии с текущей политикой, мы, вероятно, попадем в локальный оптимум. Напротив, если мы склонны исследовать в большом пространстве состояний, модели будет трудно <text:soft-page-break/>сходиться. В эксперименте мы используем метод # -greedy для выбора действий во время тренировки, который выбирает текущее наилучшее действие с вероятностью 1 - # и выполняет случайное исследовательское действие с вероятностью #,</text:p>
      <text:p text:style-name="P15">(</text:p>
      <text:p text:style-name="P15">randint(N ), random(0, 1) &lt; #</text:p>
      <text:p text:style-name="P15">a =</text:p>
      <text:p text:style-name="P15">(8)</text:p>
      <text:p text:style-name="P15">arg max a Q(s, a), otherwise</text:p>
      <text:p text:style-name="P15">where N equals to 9 in the experiment.</text:p>
      <text:p text:style-name="P35">Где N равно 9 в эксперименте</text:p>
      <text:p text:style-name="P15"><text:tab/>We use exponentially # decay to implement the #-greedy method. The # is initialized to 0.5 and anneals schedule with an exponential smoothing window of the episode number episode num, as demonstrated by</text:p>
      <text:p text:style-name="P47">Мы используем экспоненциально # decay для реализации метода # -greedy. # <text:span text:style-name="T49">и</text:span>нициализируется <text:span text:style-name="T49">со значением</text:span> 0,5 и график отжига с показателем экспоненциального сглаживания <text:span text:style-name="T49">окна в эпизоде с н</text:span>омер<text:span text:style-name="T49">ом </text:span>эпизода эпизод num, как показано</text:p>
      <text:p text:style-name="P15">p</text:p>
      <text:p text:style-name="P15"># = 0.5/ 1 + episode num .</text:p>
      <text:p text:style-name="P15">(9)</text:p>
      <text:p text:style-name="P15"><text:tab/>The overall parameter sharing multi-agent gradient-descent Sarsa(λ) method is presented in Algorithm 1.</text:p>
      <text:p text:style-name="P37">Общий метод разделения <text:span text:style-name="T49">общих</text:span> параметров мультиагентного градиентного спуска Сарс<text:span text:style-name="T49">а</text:span> (λ) представлен в алгоритме 1.</text:p>
      <text:p text:style-name="P60">(1ч)</text:p>
      <text:h text:style-name="Heading_20_2" text:outline-level="2"><text:bookmark-start text:name="__RefHeading___Toc11057_2211481004"/>B. Reward Function<text:bookmark-end text:name="__RefHeading___Toc11057_2211481004"/></text:h>
      <text:p text:style-name="P15"><text:tab/>The reward function provides useful feedbacks for RL agents, which has a significant impact on the learning results [62]. The goal of StarCraft micromanagement is to destroy all of the enemy units in the combat. If the reward is only based on the final result, the reward function will be extremely sparse. Moreover, units usually get a positive reward after many steps. The delay in rewards makes it difficult to learn which set of actions is responsible for the corresponding</text:p>
      <text:p text:style-name="P15">rewards.</text:p>
      <text:p text:style-name="P37">Функция вознаграждения обеспечивает полезную обратную связь для RL-агентов, которая оказывает значительное влияние на результаты обучения [62]. Целью микроуправления StarCraft является уничтожение всех вражеских .<text:span text:style-name="T50">юнитов</text:span> в бою. Если вознаграждение основано только на конечном результате, функция вознаграждения будет крайне скудной. Более того, юниты обычно получают положительное вознаграждение после <text:span text:style-name="T50">множества</text:span> шагов. Задержка вознаграждения затрудняет выяснение того, какой набор действий отвечает за соответствующие вознаграждения.</text:p>
      <text:p text:style-name="P15"><text:tab/>To tackle the problem of sparse and delayed rewards in micromanagement, we design a reward function to include small intermediate rewards. In our experiment, all agents receive the main reward caused by their attack action at each time step, equalling to the damage that the enemy units received minus the hitpoint loss of our units.</text:p>
      <text:p text:style-name="P49">Чтобы решить проблему редких и отсроченных вознаграждений в микроуправлении, мы разработали функцию вознаграждения, включающую небольшие промежуточные вознаграждения. В нашем эксперименте все агенты получают основное вознаграждение, <text:span text:style-name="T50">получаемое случае атаки </text:span>на каждом временном шаге, равное урону, который получили вражеские <text:span text:style-name="T50">юниты</text:span> <text:span text:style-name="T50">минус</text:span> <text:span text:style-name="T50">количество </text:span>потер<text:span text:style-name="T50">янного здоровья </text:span>наших <text:span text:style-name="T50">юнитов</text:span>.</text:p>
      <text:p text:style-name="P15">r t = (damage amount t × damage f actor − ρ×</text:p>
      <text:p text:style-name="P15">(unit hitpoint t−1 − unit hitpoint t ))/10</text:p>
      <text:p text:style-name="P15">(10)</text:p>
      <text:p text:style-name="P15"><text:soft-page-break/>where damage amount is the amount of damage caused by our units’ attack, damage f actor is our units’ attack force and unit hitpoint is our unit’s hitpoint. We divide the reward by a constant to resize it to a more suitable range, which is set to 10 in our experiment. ρ is a normalized factor to balance the total hitpoint of our units and enemy units,</text:p>
      <text:p text:style-name="P37">где количество урона - это количество урона, нанесенного атакой наших юнитов, коэффициент урона - сила атаки наших юнитов, а <text:span text:style-name="T51">количество хитпоинтов</text:span> юнита — это <text:span text:style-name="T51">количество очков здоровья</text:span> нашего юнита. Мы делим вознаграждение на константу, чтобы изменить его размер до более подходящего диапазона, который в нашем эксперименте установлен на 10. ρ является нормализованным фактором для баланса общ<text:span text:style-name="T51">его количества очков здоровья</text:span> наших юнитов и юнитов противника,</text:p>
      <text:p text:style-name="P15">ρ =</text:p>
      <text:p text:style-name="P15">H</text:p>
      <text:p text:style-name="P15">X</text:p>
      <text:p text:style-name="P15">enemy hitpoint i /</text:p>
      <text:p text:style-name="P15">i=1</text:p>
      <text:p text:style-name="P15">N</text:p>
      <text:p text:style-name="P15">X</text:p>
      <text:p text:style-name="P15">unit hitpoint j</text:p>
      <text:p text:style-name="P15">Algorithm 1 Parameter Sharing Multi-Agent Gradient-</text:p>
      <text:p text:style-name="P15">Descent Sarsa(λ)</text:p>
      <text:p text:style-name="P15">1: Initialize policy parameters θ shared among our units</text:p>
      <text:p text:style-name="P15">2: Repeat (for each episode):</text:p>
      <text:p text:style-name="P15">3:</text:p>
      <text:p text:style-name="P15">e 0 = 0</text:p>
      <text:p text:style-name="P15">4:</text:p>
      <text:p text:style-name="P15">Initialize s t , a t</text:p>
      <text:p text:style-name="P15">5:</text:p>
      <text:p text:style-name="P15">Repeat (for each step of episode):</text:p>
      <text:p text:style-name="P15">6:</text:p>
      <text:p text:style-name="P15">Repeat (for each unit):</text:p>
      <text:p text:style-name="P15">7:</text:p>
      <text:p text:style-name="P15">Take action a t , receive r t+1 , next state s t+1</text:p>
      <text:p text:style-name="P15">8:</text:p>
      <text:p text:style-name="P15">Choose a t+1 from s t+1 using #-greedy</text:p>
      <text:p text:style-name="P15">9:</text:p>
      <text:p text:style-name="P15">If random(0, 1) &lt; #</text:p>
      <text:p text:style-name="P15">10:</text:p>
      <text:p text:style-name="P15">a t+1 = randint(N )</text:p>
      <text:p text:style-name="P15">11:</text:p>
      <text:p text:style-name="P15">else</text:p>
      <text:p text:style-name="P15">12:</text:p>
      <text:p text:style-name="P15">a t+1 = arg max a Q(s t+1 , a; θ t )</text:p>
      <text:p text:style-name="P15">13:</text:p>
      <text:p text:style-name="P15">Repeat (for each unit):</text:p>
      <text:p text:style-name="P15">14:</text:p>
      <text:p text:style-name="P15">Update TD error, weights and eligibility traces</text:p>
      <text:p text:style-name="P15">15:</text:p>
      <text:p text:style-name="P15">δ t = r t+1 + γQ(s t+1 , a t+1 ; θ t ) − Q(s t , a t ; θ t )</text:p>
      <text:p text:style-name="P15">16:</text:p>
      <text:p text:style-name="P15">θ t+1 = θ t + αδ t e t</text:p>
      <text:p text:style-name="P15">17:</text:p>
      <text:p text:style-name="P15">e t+1 = γλe t + ∇ θ t+1 Q(s t+1 , a t+1 ; θ t+1 )</text:p>
      <text:p text:style-name="P15"><text:soft-page-break/>18:</text:p>
      <text:p text:style-name="P15">t ← t +1</text:p>
      <text:p text:style-name="P15">19:</text:p>
      <text:p text:style-name="P15">until s t is terminal</text:p>
      <text:p text:style-name="P15">(11)</text:p>
      <text:p text:style-name="P15">j=1</text:p>
      <text:p text:style-name="P30">where H is the number of enemy units, and N is the numbe <text:s/>of our units. Generally speaking, this normalized factor i<text:span text:style-name="T52">s</text:span> <text:s/>necessary in StarCraft micromanagement with different numbers and types of units. Without proper normalization, polic network will have difficulty in converging, and our units nee <text:s text:c="2"/>much more episodes to learn useful behaviors</text:p>
      <text:p text:style-name="P50">где H - количество вражеских юнитов, а N - количество наших юнитов. Вообще говоря, этот нормализованный фактор необходим в микроуправлении StarCraft с различным количеством и типом юнитов. Без надлежащей нормализации, <text:span text:style-name="T52">политика </text:span>сети будет <text:span text:style-name="T52">хуже</text:span> сходиться, и нашим <text:span text:style-name="T52">юнитам</text:span> нужно гораздо больше <text:span text:style-name="T52">времени</text:span> для изучения полезного поведения</text:p>
      <text:p text:style-name="P30"><text:tab/>Apart from the basic attack reward, we consider some extra <text:s text:c="2"/>rewards as the intrinsic motivation to speed up the training <text:s text:c="2"/>process. When a unit is destroyed, we introduce an extra <text:s/>negative reward, and set it to -10 in our experiment. We would <text:s text:c="2"/>like to punish this behavior in consideration that the decrease <text:s text:c="2"/>of own units has a bad influence on the combat result. Besides <text:s text:c="2"/>in order to encourage our units to work as a team and make <text:s text:c="2"/>cooperative actions, we introduce a reward for units’ move. If <text:s text:c="2"/>there are no our units or enemy units in the move direction <text:s text:c="2"/>we give this move action a small negative reward, which i <text:s/>set to -0.5. According to the experiment, this reward has a <text:s/>impressive effect on the learning performance, as shown i <text:s/>Fig. 6.</text:p>
      <text:p text:style-name="P50">Помимо основной награды за атаку, мы рассматриваем некоторые дополнительные награды как внутреннюю мотивацию для ускорения тренировочного процесса. Когда юнит уничтожается, мы вводим дополнительное отрицательное вознаграждение и <text:span text:style-name="T53">присваеваем значение</text:span> -10 в нашем эксперименте. Мы хотели бы наказать это за то, что <text:span text:style-name="T53">уменьшение количества</text:span> собственных юнитов плохо влияет на результат боя. Кроме того, чтобы побудить наши<text:span text:style-name="T53">х юнитов</text:span> работать в команде и предпринять совместные действия, мы вводим вознаграждение за их перемещение. Если в направлении движения нет наших юнитов или вражеских юнитов, мы даем этому движению небольшое отрицательное вознаграждение, которое я установил на -0,5. Согласно эксперименту, это вознаграждение оказывает впечатляющее влияние на эффективность обучения, как показано на рис. 6.</text:p>
      <text:h text:style-name="Heading_20_2" text:outline-level="2"><text:bookmark-start text:name="__RefHeading___Toc11043_2211481004"/>C. Frame Skip<text:bookmark-end text:name="__RefHeading___Toc11043_2211481004"/></text:h>
      <text:p text:style-name="P15">When applying reinforcement learning to video games, we should pay attention to the continuity of actions. Because of the real-time property of StarCraft micromanagement, it is impractical to make a action every game frame. One feasible method is using frame skip technology, which executes a training step every fixed number of frames. However, small frame skip will introduce strong correlation in the training data, while large frame skip will reduce effective training samples. We refer to related work in [20], and try several frame skips (8, 10, 12) in a small scale micromanagement scenario. At last, we set the frame skip to 10 in our experiment, which takes an action every 10 frames for each unit.</text:p>
      <text:p text:style-name="P37">Применяя обучающее подкрепление к видеоиграм, мы должны обратить внимание на непрерывность действий. Из-за свойства микроуправления StarCraft в реальном времени нецелесообразно совершать действия в каждом игровом кадре. Одним из возможных способов является использование технологии пропуска кадров, которая выполняет этап обучения для каждого фиксированного числа кадров. Тем не менее, небольшой пропуск кадра привнесет сильную корреляцию в обучающие данные, в то время как большой пропуск кадра уменьшит эффективные обучающие выборки. Мы ссылаемся на соответствующую работу в [20] и пробуем несколько пропусков кадров (8, 10, 12) в небольшом сценарии микроуправления. Наконец, мы установили пропуск кадра <text:span text:style-name="T54">равным</text:span> 10 в нашем эксперименте, который выполняет действие каждые 10 кадров для каждого <text:span text:style-name="T54">юнита</text:span>.</text:p>
      <text:h text:style-name="Heading_20_1" text:outline-level="1"><text:bookmark-start text:name="__RefHeading___Toc11021_2211481004"/><text:soft-page-break/>V. EXPERIMENT SETTINGS<text:bookmark-end text:name="__RefHeading___Toc11021_2211481004"/></text:h>
      <text:h text:style-name="Heading_20_2" text:outline-level="2"><text:bookmark-start text:name="__RefHeading___Toc11045_2211481004"/>A. StarCraft Micromanagement Scenarios<text:bookmark-end text:name="__RefHeading___Toc11045_2211481004"/></text:h>
      <text:p text:style-name="P15">We consider several StarCraft micromanagement scenarios with various units, including Goliaths vs. Zealots, Goliaths vs. Zerglings and Marines vs. Zerglings, as shown in Fig. 5.</text:p>
      <text:p text:style-name="P37">Мы рассматриваем несколько сценариев микроуправления StarCraft с различными юнитами, включая Голиаф<text:span text:style-name="T55">ы</text:span> против Зилотов, Голиаф<text:span text:style-name="T55">ы</text:span> против Зерглингов и Мор<text:span text:style-name="T55">пехов</text:span> против Зерглингов, как показано на Рис. 5.</text:p>
      <text:p text:style-name="P15">1) In the first scenario, we will control 3 Goliaths to fight against 6 Zealots. From Table II, we can see that the enemy units have advantage on the number of units, hitpoint and damage factor. By contrast, our units’ fire range is much wider.</text:p>
      <text:p text:style-name="P37">1) В первом сценарии мы будем <text:span text:style-name="T56">управлять</text:span> <text:span text:style-name="T56">тремя</text:span> Голиафа<text:span text:style-name="T56">ми</text:span>, чтобы сражаться с 6 З<text:span text:style-name="T56">и</text:span>лотами. Из таблицы II видно, что вражеские юниты имеют преимущество по количеству юнитов,<text:span text:style-name="T56"> здоровья</text:span> и коэффициенту урона. В отличие от <text:span text:style-name="T56">них</text:span>, <text:span text:style-name="T56">радиус</text:span> <text:span text:style-name="T56">атаки</text:span> наших <text:span text:style-name="T56">юнитов</text:span> намного шире.</text:p>
      <text:p text:style-name="P15">2) In the second scenario, the enemies have 20 Zerglings. Our Goliaths units have advantage on hitpoint, damage factor and fire range, while the enemies have much more units and less cooldown time.</text:p>
      <text:p text:style-name="P37">2) Во втором сценарии у врагов есть 20 зерглингов. Наши Голиаф<text:span text:style-name="T57">ы</text:span> имеют преимущество по <text:span text:style-name="T57">количеству здоровья</text:span>, коэффициенту урона и дальности огня, в то время как у врагов гораздо больше юнитов и меньше времени перезарядки<text:span text:style-name="T57">(то есть выше скорость атаки)</text:span>.</text:p>
      <text:p text:style-name="P15">3) In the third scenario, we will control up to 20 Marines to fight against 30 Zerglings. The enemy units have advantage on speed and amount, while our units have advantage on fire range and damage factor.</text:p>
      <text:p text:style-name="P37">3) В третьем сценарии мы будем <text:span text:style-name="T58">управлять</text:span> 20-<text:span text:style-name="T58">ю</text:span> морпех<text:span text:style-name="T58">ами</text:span> для борьбы с 30 зерглингами. Вражеские юниты имеют преимущество в скорости и количестве, в то время как наши юниты имеют преимущество в дальности огня и коэффициенте повреждения.</text:p>
      <text:p text:style-name="P15"><text:tab/>We divide these scenarios into two groups. The first and the second are small scale micromanagements and the last is the large scale micromanagement. In these scenarios, the enemy units are controlled by the built-in AI, which is hard-coded with game inputs. An episode terminates when either side of the units are destroyed. A human beginner of StarCraft can’t beat the built-in AI in these scenarios. Platinum-level players have average win rates of below 50% with 100 games for each scenario. Our RL agents is expected to exploit their advantages and avoid their disadvantages to win these combats.</text:p>
      <text:p text:style-name="P37">Мы делим эти сценарии на две группы. Первый и второй являются мелкомасштабными микроуправлениями, а последний - крупномасштабным микроуправлениям. В этих сценариях вражеские юниты управляются встроенным ИИ, который жестко запрограммирован в игр<text:span text:style-name="T59">е</text:span>. Эпизод заканчивается, когда любая <text:span text:style-name="T59">из сторон потеряла всех своих юнитов</text:span>. Человек-новичок <text:span text:style-name="T59">в </text:span>StarCraft не может победить встроенный ИИ в этих сценариях. Игроки с платиновым уровнем имеют средний процент выигрыша ниже 50% и 100 игр для каждого сценария. Ожидается, что наши RL-агенты будут использовать их преимущества и избегать их недостатков, чтобы выиграть эти бои.</text:p>
      <text:h text:style-name="Heading_20_2" text:outline-level="2"><text:bookmark-start text:name="__RefHeading___Toc11047_2211481004"/>B. Training<text:bookmark-end text:name="__RefHeading___Toc11047_2211481004"/></text:h>
      <text:p text:style-name="Standard">In the training process, we set the discount factor γ to 0.9, the learning rate α to 0.001, and the eligibility traces factor λ to 0.8 in all scenarios. Moreover, the maximum steps of each episode are set to 1000. In order to accelerate the learning process, the game runs at full speed by setting gameSpeed to 0 in BWAPI. The experiment is applied on a computer with an Intel i7-6700 CPU and 16GB of memory.</text:p>
      <text:p text:style-name="P36"><text:soft-page-break/>В процессе обучения мы устанавливаем коэффициент дисконтирования γ равным 0,9, коэффициент обучения α равным 0,001, а коэффициент <text:span text:style-name="T60">приемлимых черт </text:span>λ - 0,8 во всех сценариях. Кроме того, максимальн<text:span text:style-name="T60">о</text:span>е <text:span text:style-name="T60">количество </text:span>шаг<text:span text:style-name="T60">ов</text:span> <text:span text:style-name="T60">в </text:span>каждо<text:span text:style-name="T60">м </text:span>эпизод<text:span text:style-name="T60">е</text:span> <text:span text:style-name="T60">равен</text:span> 1000. Чтобы ускорить процесс обучения, игра запускается на полной скорости, установив gameSpeed в 0 в BWAPI. Эксперимент проводится на компьютере с процессором Intel i7-6700 и 16 ГБ памяти.</text:p>
      <text:p text:style-name="P61">(1ч)</text:p>
      <text:h text:style-name="Heading_20_1" text:outline-level="1"><text:bookmark-start text:name="__RefHeading___Toc11023_2211481004"/>VI. RESULTS AND DISCUSSIONS<text:bookmark-end text:name="__RefHeading___Toc11023_2211481004"/></text:h>
      <text:p text:style-name="P15"><text:tab/>In this section, we analyze the results in different microman- agement scenarios and discuss our RL model’s performance. In small scale scenarios, we use the first scenario as a starting point to train our units. In the remaining scenarios, we introduce transfer learning method to scale the combat to large scenarios. The object of StarCraft micromanagement is defeating the enemies and increasing the win rates in these given scenarios. For a better comprehension, we analyze the win rates, episode steps and average rewards during training, as well as the learned strategies. Our code and results are open-source at <text:a xlink:type="simple" xlink:href="https://github.com/nanxintin/StarCraft-AI" text:style-name="Internet_20_link" text:visited-style-name="Visited_20_Internet_20_Link">https://github.com/nanxintin/StarCraft-AI</text:a>.</text:p>
      <text:p text:style-name="P37"><text:tab/>В этом разделе мы анализируем результаты различных сценари<text:span text:style-name="T61">ев </text:span>микроуправления и обсуждаем производительность нашей RL-модели. В небольших <text:span text:style-name="T61">сценариях</text:span> мы используем первый сценарий в качестве отправной точки для обучения наших юнитов. В оставшихся сценариях мы вводим <text:span text:style-name="T61">трасферный </text:span>метод обучения, чтобы масштабировать бо<text:span text:style-name="T61">и</text:span> до больших сценариев. Цель микроуправления StarCraft - победить врагов и увеличить выигрыш в данных сценариях. Для лучшего понимания мы анализируем коэффициенты выигрыша, количество этапов и среднее вознаграждение во время тренировки, а также изученные стратегии. Наш код и результаты с открытым исходным кодом на https://github.com/nanxintin/StarCraft-AI.</text:p>
      <text:h text:style-name="Heading_20_2" text:outline-level="2"><text:bookmark-start text:name="__RefHeading___Toc11049_2211481004"/>A. Small Scale Micromanagement<text:bookmark-end text:name="__RefHeading___Toc11049_2211481004"/></text:h>
      <text:p text:style-name="P15"><text:tab/>In small scale micromanagement scenarios, we will train Goliaths against enemy units with different amounts and types. In the second scenario, we will also use transfer learning method to train Goliaths based on the well-trained model of the first scenario. Both of the two scenarios are trained with 4000 episodes and over 1 million steps.</text:p>
      <text:p text:style-name="P37"><text:tab/>В мелкомасштабных сценариях микроуправления мы будем тренировать Голиаф<text:span text:style-name="T61">ов</text:span> против вражеских юнитов с разным количеством и типом. Во втором сценарии мы также будем использовать метод трансферного обучения для обучения Голиафов на основе хорошо обученной модели первого сценария. Оба сценария обучены <text:span text:style-name="T61">на </text:span>4000 эпизод<text:span text:style-name="T61">ах</text:span> и более 1 миллиона шагов.</text:p>
      <text:p text:style-name="P15">1) Goliaths vs. Zealots: In this scenario, we train our Goliaths units from scratch and analyze the results.</text:p>
      <text:p text:style-name="P37">1) Голиаф<text:span text:style-name="T61">ы</text:span> против зилотов: в этом сценарии мы обучаем отряд <text:span text:style-name="T61">наших</text:span> Голиаф<text:span text:style-name="T61">ов </text:span>с нуля и анализируем результаты.</text:p>
      <text:p text:style-name="P15"/>
      <text:list xml:id="list1958556303" text:style-name="L2">
        <text:list-item>
          <text:p text:style-name="P68">Win Rates: At first, we will analyze the learning perfor- mance of our RL method with moveReward. To evaluate the win rates, we test our model after every 200 episodes’ training for 100 combats, and depict the results in Fig. 6. We can see that our Goliaths units can’t win any combats before 1400 episodes. With the progress of training, units start to win several games and the curve of win rates has an impressive increase after 2000 episodes. After 3000 episodes’ training, our units can reach win rates of 100% at last.</text:p>
        </text:list-item>
        <text:list-item>
          <text:p text:style-name="P69">Процент побед: Сначала мы проанализируем эффективность обучения нашего метода RL с помощью moveReward. Чтобы оценить количество побед, мы тестируем нашу модель после каждых 200 эпизодов тренировок <text:span text:style-name="T62">для</text:span> 100 боев и показываем результаты на рис. 6. Мы видим, что наши отряды Голиафа не могут выиграть ни одного боя до 1400 эпизодов. С прогрессом обучения юниты начинают выигрывать в нескольких <text:soft-page-break/>играх, а кривая показателей выигрыша впечатляет после 2000 эпизодов. После 3000 эпизодических тренировок наши отряды могут наконец достичь 100% выигрыша.</text:p>
        </text:list-item>
        <text:list-item>
          <text:p text:style-name="P68">Episode Steps: We depict the average episode steps and standard deviations of our three Goliaths units during training in Fig. 7. It is apparent to see that the curve of average episode steps has four stages. In the opening, episode steps are extremely few because Goliaths have learned nothing and are destroyed quickly. After that, Goliaths start to realize that the hitpoint damage causes a negative reward. They learn to run away from enemies and the episode steps increase to a high level. And then, episode steps start to decrease because Goliaths learn to attack to get positive rewards, rather than just running away. In the end, Goliaths have learned an appropriate policy to balance move and attack, and they are able to destroy enemies in almost 300 steps.</text:p>
        </text:list-item>
        <text:list-item>
          <text:p text:style-name="P69">Шаги эпизод<text:span text:style-name="T63">ов</text:span>: мы <text:span text:style-name="T63">показываем</text:span> средние <text:span text:style-name="T63">количество</text:span> шаг<text:span text:style-name="T63">ов в</text:span> эпизод<text:span text:style-name="T63">е </text:span>и стандартные отклонения наших трех Голиаф<text:span text:style-name="T63">ов </text:span>во время обучения на Рис. 7. Очевидно, что кривая средних шагов эпизода имеет четыре стадии. В начале, эпизодов очень мало, потому что Голиафы ничему не научились и быстро уничтожаются. После этого Голиафы начинают понимать, что урон <text:span text:style-name="T63">здоровью</text:span> вызывает отрицательное вознаграждение. Они учатся убегать от врагов, и <text:span text:style-name="T63">количество </text:span>шаг<text:span text:style-name="T63">ов в </text:span>эпизод<text:span text:style-name="T63">е</text:span> увеличиваются до высокого уровня. И затем, шаги эпизода начинают уменьшаться, потому что Голиафы учатся атаковать, чтобы получить положительные награды, а не просто убегать. В конце концов, Голиафы выучили соответствующую политику, чтобы уравновесить <text:span text:style-name="T63">маневрённость</text:span> и атаку, и они способны уничтожать врагов почти за 300 шагов.</text:p>
        </text:list-item>
        <text:list-item>
          <text:p text:style-name="P68">Average Rewards: Generally speaking, a powerful game AI in micromanagement scenarios should defeat the ene- mies as soon as possible. Here we introduce the average rewards, dividing the total rewards by episode steps in the combat. The curve of our Goliaths units’ average rewards is depicted in Fig. 8. The average rewards have an obvious increase in the opening, grow steadily during training and stay smooth after almost 3000 episodes.</text:p>
        </text:list-item>
        <text:list-item>
          <text:p text:style-name="P69">Среднее вознаграждение: Вообще говоря, мощный игровой ИИ в сценариях микроуправления должен побе<text:span text:style-name="T64">ждать</text:span> врагов как можно скорее. Здесь мы вводим среднее вознаграждение, деля общее вознаграждение на шаги эпизода в бою. Кривая среднего вознаграждения наших Голиаф<text:span text:style-name="T64">ов</text:span> изображена на рис. 8. Средние вознаграждения имеют очевидное увеличение <text:span text:style-name="T64">при </text:span>открыти<text:span text:style-name="T64">и</text:span>, <text:span text:style-name="T64">и</text:span> неуклонно раст<text:span text:style-name="T64">ё</text:span>т во время тренировок и остаются плавными после почти 3000 эпизодов.</text:p>
        </text:list-item>
      </text:list>
      <text:p text:style-name="P15">2) Goliaths vs. Zerglings: In this scenario, the enemy units are a group of Zerglings, and we reuse the well-trained model from the first scenario to initialize the policy network. In comparison with learning from scratch, we have a better understanding of transfer learning.</text:p>
      <text:p text:style-name="P37">2) Голиафы против зерглингов: в этом сценарии вражеские отряды представляют собой группу зерглингов, и мы повторно используем хорошо обученную модель из первого сценария для инициализации сети политик. По сравнению с обучением с нуля, у нас есть лучшее понимание трансферного обучения.</text:p>
      <text:p text:style-name="P15"><text:tab/>Win Rates: We draw the win rates in Fig. 9. When training from scratch, the learning process is extremely slow and our units can’t win a game until 1800 episodes. Without transfer learning, the win rates are below 60% after 4000 episodes. When training based on the model of the first scenario, the learning process is much faster. Even in the opening, our units win several games, and the win rates reach 100% in the end.</text:p>
      <text:p text:style-name="P37"><text:tab/>Коэффициенты выигрыша. На рис. 9 показаны коэффициенты выигрыша. При обучении с нуля процесс обучения очень медленный, и наши юниты не могут выиграть игру до 1800 эпизодов. Без трансферного обучения процент выигрышей ниже 4000% после 4000 эпизодов. Когда обучение основано на модели первого сценария, процесс обучения происходит намного быстрее. Даже в дебюте наши юниты выигрывают несколько игр, и в итоге процент выигрышей достигает 100%.</text:p>
      <text:p text:style-name="P62">(35m)</text:p>
      <text:p text:style-name="P16"><text:soft-page-break/><text:tab/>Episode Steps: In Fig. 10, we draw the average episode steps of our three Goliaths during training. Without transfer learning, the curve has the similar trend with that in the first scenario. The average episode steps have a obvious increase in the opening and drop gradually during training. When training with transfer learning, the average episode steps keep stable in the whole training process, within the range of 200 to 400. A possible explanation is that our units have learned some basic move and attack skills from the well-trained model, and they use these skills to speed up the training process. </text:p>
      <text:p text:style-name="P51"><text:tab/>Шаги эпизода: На рис. 10 мы <text:span text:style-name="T65">показываем</text:span> средние <text:span text:style-name="T65">количество</text:span> шаг<text:span text:style-name="T65">ов</text:span> эпизода <text:span text:style-name="T65">для </text:span>наших трех Голиафов во время тренировки. Без трансферного обучения кривая имеет сходную тенденцию с таковой в первом сценарии. Средние <text:span text:style-name="T65">количество </text:span>шаг<text:span text:style-name="T65">ов</text:span> эпизода име<text:span text:style-name="T65">е</text:span>т очевидное увеличение открытия и постепенно <text:span text:style-name="T65">синжается </text:span>во время тренировки. При обучении с трансферным обучением <text:span text:style-name="T65">к </text:span>средн<text:span text:style-name="T65">е</text:span>е <text:span text:style-name="T65">количество</text:span> шаг<text:span text:style-name="T65">ов</text:span> эпизода оста<text:span text:style-name="T65">ёт</text:span>ся стабильными в течение всего тренировочного процесса, в диапазоне от 200 до 400. Возможное объяснение состоит в том, что наши <text:span text:style-name="T65">юниты</text:span> изучили некоторые базовые навыки движения и атаки из хорошо обученной модели, и они <text:span text:style-name="T65">и</text:span>спользу<text:span text:style-name="T65">ю</text:span>те эти навыки, чтобы ускорить процесс обучения.</text:p>
      <text:p text:style-name="P16"><text:tab/>Average Rewards: We draw the average rewards of our three Goliaths in Fig. 11. When training from scratch, our units have difficulty in winning the combat in the opening and the average rewards are in a low level before 1000 episodes. The average rewards with transfer learning, by comparison, are much higher from the beginning and behave better in the whole training process.</text:p>
      <text:p text:style-name="P51"><text:tab/>Средн<text:span text:style-name="T66">яя</text:span> наград<text:span text:style-name="T66">а</text:span>. На рис. 11. мы <text:span text:style-name="T66">показываем</text:span> средн<text:span text:style-name="T66">юю</text:span> наград<text:span text:style-name="T66">у для</text:span> наших трех Голиафов. При обучении с нуля наши <text:span text:style-name="T66">юниты</text:span> испытывают трудности в победе в бою в дебюте, а средние награды находятся на низком уровне до 1000 эпизодов. Средние вознаграждения с трансферным обучением, для сравнения, намного выше с самого начала и ведут себя лучше во всем процессе обучения.</text:p>
      <text:h text:style-name="Heading_20_2" text:outline-level="2"><text:bookmark-start text:name="__RefHeading___Toc11051_2211481004"/>B. Large Scale Micromanagement<text:bookmark-end text:name="__RefHeading___Toc11051_2211481004"/></text:h>
      <text:p text:style-name="P15"><text:tab/>In large scale micromanagement scenarios, we use curricu- lum transfer learning to train our Marines to play against Zer- glings, and compare the results with some baseline methods.</text:p>
      <text:p text:style-name="P37"><text:tab/>В крупномасштабных сценариях микроуправления мы используем <text:span text:style-name="T67">постепенное трансферное </text:span>обучение, чтобы обучить наших морпехов играть против зерглингов и сравнить результаты с некоторыми базовыми методами.</text:p>
      <text:p text:style-name="P15">1) Marines vs. Zerglings: In this section, we design a curriculum with 3 classes to train the units, as shown in Table III. After training, we test the performance in two target scenarios: M10 vs. Z13 and M20 vs. Z30. In addition, we use some baseline methods as a comparison, which consist of rule-based approaches and DRL approaches.</text:p>
      <text:p text:style-name="P37">1) Морпехи против зерглингов: в этом разделе мы разрабатываем учебную программу с 3 классами для обучения юнитов, как показано в таблице III. После обучения мы тестируем производительность в двух целевых сценариях: M10 против Z13 и M20 против Z30. Кроме того, мы используем некоторые базовые методы для сравнения, которые состоят из основанных на правилах подход<text:span text:style-name="T68">ах</text:span> и подходов DRL.</text:p>
      <text:p text:style-name="P31">• Weakest: A rule-based method, attacking weakest in the fire range. </text:p>
      <text:p text:style-name="P31">• <text:span text:style-name="T10">Слаб</text:span><text:span text:style-name="T19">ейшие</text:span><text:span text:style-name="T10">: метод, основанный на правил</text:span><text:span text:style-name="T19">е</text:span><text:span text:style-name="T10">, атак</text:span><text:span text:style-name="T19">овать</text:span><text:span text:style-name="T10"> слабейших в радиусе действия </text:span><text:span text:style-name="T19">оружия</text:span><text:span text:style-name="T10">.</text:span></text:p>
      <text:p text:style-name="P31">• Closest: A rule-based method, attacking closest in the fire range. </text:p>
      <text:p text:style-name="P31">• <text:span text:style-name="T10">Ближайший: метод, основанный на правил</text:span><text:span text:style-name="T20">е</text:span><text:span text:style-name="T10">, атаку</text:span><text:span text:style-name="T20">овать</text:span><text:span text:style-name="T10"> ближайш</text:span><text:span text:style-name="T20">его</text:span><text:span text:style-name="T10"> в радиусе действия </text:span><text:span text:style-name="T20">оружия</text:span><text:span text:style-name="T10">.</text:span></text:p>
      <text:p text:style-name="P16">• GMEZO: A DRL method, based on the zero-order op- timization, having impressive results over traditional RL methods [20]. </text:p>
      <text:p text:style-name="P16">• <text:span text:style-name="T10">GMEZO: метод DRL, основанный на оптимизации нулевого порядка, имеющий впечатляющие результаты по сравнению с традиционными RL-методами [20].</text:span></text:p>
      <text:p text:style-name="P16"><text:soft-page-break/>• BicNet: A DRL method, based on the actor-critic archi- tecture, having the best performance in most StarCraftmicromanagement scenarios [21].</text:p>
      <text:p text:style-name="P16">• <text:span text:style-name="T10">BicNet: метод DRL, основанный на архитектуре актер-критика, имеющий наилучшую производительность в большинстве сценариев микроуправления StarCraft [21].</text:span></text:p>
      <text:p text:style-name="P15"><text:tab/>In Table IV, we present the win rates of the PS-MAGDS method and baseline methods. In each scenario, we measure our model’s average win rates in 100 test games for 5 times. In M10 vs. Z13, PS-MAGDS achieves a win rate of 97%, which is much higher than other methods, including the recently proposed GMEZO and BicNet. In M20 vs. Z30, PS-MAGDS has the second best performance, which is very close to the best one.</text:p>
      <text:p text:style-name="P5"><text:span text:style-name="T21"><text:tab/></text:span><text:span text:style-name="T10">В таблице IV мы представляем процент выигрышей по методу PS-MAGDS и базовым методам. В каждом сценарии мы 5 раз измеряем средние показатели выигрышей в нашей модели в 100 тестовых играх. В M10 против Z13 PS-MAGDS достигает выигрыша 97%, что намного выше, чем другие методы, включая недавно предложенные GMEZO и BicNet. В M20 против Z30, PS-MAGDS имеет вторую лучшую производительность, которая очень близка к лучшей.</text:span></text:p>
      <text:p text:style-name="P70">(39м)</text:p>
      <text:p text:style-name="P15"><text:tab/>We also test our well-trained models in curricular scenarios and unseen scenarios, and present the results in Table V. We can see that PS-MAGDS has outstanding performances in these curricular scenarios. In unseen scenarios with more units, PS-MAGDS also has acceptable results.</text:p>
      <text:p text:style-name="P15"><text:tab/>Мы также проверяем наши хорошо обученные модели в учебных сценариях и не <text:span text:style-name="T69">исследуемых ранее</text:span> сценариях, и представляем результаты в Таблице V. Мы видим, что у PS-MAGDS есть выдающиеся <text:span text:style-name="T69">производительность</text:span> в этих учебных сценариях. В не <text:span text:style-name="T69">исследованных ранее</text:span> сценариях с большим количеством единиц у PS-MAGDS также есть приемлемые результаты.</text:p>
      <text:h text:style-name="Heading_20_2" text:outline-level="2"><text:bookmark-start text:name="__RefHeading___Toc11053_2211481004"/>C. Strategies Analysis<text:bookmark-end text:name="__RefHeading___Toc11053_2211481004"/></text:h>
      <text:p text:style-name="P32"><text:tab/>In StarCraft micromanagement, there are different types of units with different skills and properties. Players need to learn how to move and attack with a group of units in real time. If we design a rule-based AI to solve this problem, we have to consider a large amount of conditions, and agent’s ability is also limited.</text:p>
      <text:p text:style-name="P32"><text:tab/>В микроуправлении StarCraft есть различные типы <text:span text:style-name="T70">юнитов</text:span> с различными навыками и свойствами. Игроки должны изучить, как дв<text:span text:style-name="T70">игаются </text:span>и <text:span text:style-name="T70">атакуют</text:span> групп<text:span text:style-name="T70">ы</text:span> <text:span text:style-name="T70">юнитов</text:span> в режиме реального времени. Если мы проектируем основанный на правилах AI, чтобы решить эту проблему, мы должны рассмотреть большое количество условий, и способность агент<text:span text:style-name="T70">ов</text:span> также ограничена.</text:p>
      <text:p text:style-name="P32"><text:s/>Beginners of StarCraft could not win any of these combats presented in our paper. So these behaviors are highly complex and difficult to learn. With reinforcement learning and curriculum transfer learning, our units are able to master several useful strategies in these scenarios. In this section, we will make a brief analysis on these strategies that our units have learned.</text:p>
      <text:p text:style-name="P32">Новички StarCraft не мог<text:span text:style-name="T71">ут</text:span> выиграть ни один из этих боев, представленных в нашей статье. Таким образом, эт<text:span text:style-name="T72">о</text:span> поведени<text:span text:style-name="T72">е</text:span> очень сложн<text:span text:style-name="T72">ое</text:span> и трудн<text:span text:style-name="T72">о в</text:span> <text:span text:style-name="T72">усвоениии</text:span>. <text:span text:style-name="T72">При</text:span> <text:span text:style-name="T72">обучение с подкреплением</text:span> <text:span text:style-name="T72">и постепенным обучением</text:span>, наши <text:span text:style-name="T72">юниты</text:span> в состоянии справиться с несколькими полезными стратегиями в этих сценариях. В этом разделе мы сделаем краткий анализ этих стратегий, которые изучили наши <text:span text:style-name="T72">юниты</text:span>.</text:p>
      <text:p text:style-name="P15"><text:tab/>1) Disperse Enemies: In small scale micromanagement scenarios, our Goliaths units have to fight against the opponent with a larger amount and more total hitpoints. If our units stay together and fight against a group of units face-to-face, they will be destroyed quickly and lose the combat. The appropriate strategy is dispersing enemies, and destroying them one by one.</text:p>
      <text:p text:style-name="P15"><text:tab/>1) Ра<text:span text:style-name="T72">зделение</text:span> <text:span text:style-name="T72">в</text:span>рагов: В мелкомасштабных сценариях микроуправления наши <text:s/>Голиаф<text:span text:style-name="T72">ы</text:span> должны бороться против противника с больш<text:span text:style-name="T72">им количеством противников</text:span> и большим количеством общего количества <text:span text:style-name="T72">здоровья</text:span>. Если наши отделения останутся вместе и <text:soft-page-break/><text:span text:style-name="T72">будут бороться с</text:span> <text:span text:style-name="T72">противником</text:span> «лицом к лицу», они будут быстро <text:span text:style-name="T72">уничтожены</text:span> и <text:span text:style-name="T72">проиграют</text:span> бой. Правильная стратегия <text:span text:style-name="T72">в разделении </text:span>врагов и <text:span text:style-name="T72">уничтожении</text:span> их <text:span text:style-name="T72">по одному</text:span>.</text:p>
      <text:p text:style-name="P15"><text:tab/>In the first scenario, our Goliaths units have learned dispersing Zealots after training. In the opening, our units disperse enemies into several parts and destroy it in one part first. After that, the winning Goliath moves to other Goliaths and helps to fight against the enemies. Finally, our units focus fire on the remaining enemies and destroy them. For a better understanding, we choose some frames of game replay in the combat and draw units’ move and attack directions in Fig. 12. The white lines stand for the move directions and the red lines stand for the attack directions.</text:p>
      <text:p text:style-name="P15"><text:tab/>В первом сценарии наши отделения Голиафов изучили рассеивающихся зилотов после обучения. В открытии наши отделения рассеивают врагов в несколько частей и разрушают его в одной части сначала. После этого победа Голиаф двигается к другим Голиафам и помогает бороться против врагов. Наконец, наш центр единиц стреляют в остающихся врагов и разрушают их. Для лучшего понимания мы выбираем некоторые структуры переигровки игры в бою и привлекаем направления движения и нападения единиц на Рис. 12. Белые линии обозначают направления движения, и красные линии обозначают направления нападения.</text:p>
      <text:p text:style-name="P15"><text:tab/>The similar strategy occurs in the second scenario. The opponent has much more units, and Zerglings Rush has great damage power, which is frequently used in StarCraft games. Our Goliaths units disperse Zerglings into several groups and keep a suitable distance with them. When units’ weapons are in a valid cooldown state, they stop moving and attack the enemies, as shown in Fig. 13.</text:p>
      <text:p text:style-name="P15"><text:tab/>Подобная стратегия происходит во втором сценарии. У противника есть намного больше единиц, и <text:span text:style-name="T73">ранняя атака </text:span>Зерглинг<text:span text:style-name="T73">ами</text:span> <text:span text:style-name="T73">наносит большой ущерб противнику</text:span>, <text:span text:style-name="T73">она</text:span> часто используется в StarCraft. Наши Голиаф<text:span text:style-name="T73">ы</text:span> <text:span text:style-name="T73">разделяют</text:span> Зерглинг<text:span text:style-name="T73">ов</text:span> <text:span text:style-name="T73">на</text:span> несколько групп и <text:span text:style-name="T73">сохраняют</text:span> подходящ<text:span text:style-name="T73">ую</text:span> <text:span text:style-name="T73">дистанцию</text:span>. Когда оружие <text:span text:style-name="T73">юнита</text:span> находится в <text:span text:style-name="T73">состоянии готовым к стрельбе</text:span>, они прекращают двигаться и нападают на врагов, как показано на Рис. 13.</text:p>
      <text:p text:style-name="P15">2) Keep the Team: In large scale micromanagement sce- narios, each side has a mass of units. Marines are small size ground units with low hitpoints. If they combat in several small groups, they are unable to resist the enemies. A suitable strategy is keeping our Marines in a team, moving with the same direction and attacking the same target, as demonstrated in Fig. 14. From these figures, we can see that our Marines have learned to move forward and retreat in a queue.</text:p>
      <text:p text:style-name="P37">2) Сохран<text:span text:style-name="T74">ение</text:span> команд<text:span text:style-name="T74">ы</text:span>. В масштабных сценариях микроуправления каждая сторона имеет массу юнитов. Морпех<text:span text:style-name="T74">и </text:span>- это небольшие наземные подразделения с низкими <text:span text:style-name="T74">количеством здоровья</text:span>. Если они сражаются в нескольких небольших группах, они не могут противостоять врагам. Подходящей стратегией является удержание наших мор<text:span text:style-name="T74">пехов</text:span> в команде, движение в том же направлении и атака на одну и ту же цель, как показано на рис. 14. Из этих рисунков мы видим, что наши <text:span text:style-name="T74">морпехи </text:span>научились двигаться вперед и отступать <text:span text:style-name="T74">по</text:span> очереди.</text:p>
      <text:p text:style-name="P15">3) Hit and Run: Apart from the global strategies discussed above, our units have also learned some local strategies during training. Among them, Hit and Run is the most widely used tactic in StarCraft micromanagement. Our units rapidly learn the Hit and Run tactic in all scenarios, including the single unit’s Hit and Run in Fig. 12 and Fig. 13, and a group of units’ Hit and Run in Fig. 14.</text:p>
      <text:p text:style-name="P52">3) <text:span text:style-name="T75">Бей</text:span> и беги: кроме глобальных стратегий, о которых говорилось выше, наши <text:span text:style-name="T75">юниты</text:span> также изучили некоторые локальные стратегии во время обучения. Среди них «<text:span text:style-name="T75">Бей</text:span> и беги» - наиболее широко используемая тактика в микроуправлении StarCraft. Наши юниты быстро изучают тактику «Беги и беги» во всех сценариях, включая «<text:span text:style-name="T75">Бей</text:span> и беги» одного юнита на рис. 12 и рис. 13, а также группу юнитов <text:span text:style-name="T77">использующих тактику</text:span> «<text:span text:style-name="T75">Бей</text:span> и беги»на рис. <text:span text:style-name="T76">14</text:span></text:p>
      <text:p text:style-name="P15">4) Existing Problems: Although our units have learned useful strategies after training, there are still some problems in combats. For instance, Goliaths move forward and backward now and then and don’t join in combats to help other units in time. In addition, units prefer moving to the boundary of the map, so as to avoid the enemies.</text:p>
      <text:p text:style-name="P37"><text:soft-page-break/>4) Существующие проблемы: Хотя наши подразделения выучили полезные стратегии после обучения, в <text:span text:style-name="T78">сражениях</text:span> все еще есть некоторые проблемы. Например, Голиафы время от времени двигаются вперед и назад и не участвуют в битвах, чтобы вовремя помогать другим юнитам. Кроме того, юниты предпочитают перемещаться к границе карты, чтобы избежать врагов.</text:p>
      <text:h text:style-name="Heading_20_1" text:outline-level="1"><text:bookmark-start text:name="__RefHeading___Toc11025_2211481004"/>VII. CONCLUSION AND FUTURE WORK<text:bookmark-end text:name="__RefHeading___Toc11025_2211481004"/></text:h>
      <text:p text:style-name="P33"><text:tab/>This paper focuses on the multiple units control in StarCraft micromanagement scenarios. We present several contributions, including an efficient state representation, the parameter shar- ing multi-agent gradient-descent Sarsa(λ), the effective reward function and the curriculum transfer learning method used to extend our model to various scenarios. </text:p>
      <text:p text:style-name="P53"><text:tab/>Эта статья посвящена управлению несколькими <text:span text:style-name="T79">юнитами</text:span> в сценариях микроуправления StarCraft. Мы представляем несколько вкладов, в том числе эффективное представление состояния, совместное использование параметров многоагентного градиентного спуска Сарса (λ), эффективную функцию вознаграждения и метод <text:span text:style-name="T79">трансферного постепенного </text:span>обучения, используемый для расширения нашей модели в различных сценариях.</text:p>
      <text:p text:style-name="P33">We demonstrate the effectiveness of our approach in both small scale and large scale scenarios, and the superior performance over some baseline methods in two target scenarios. It is remarkable that our proposed method is able to learn appropriate strategies and defeat the built-in AI in various scenarios. In addition, there are still some areas for future work.</text:p>
      <text:p text:style-name="P53">Мы демонстрируем эффективность нашего подхода как в мелкомасштабных, так и в крупномасштабных сценариях, а также превосходную производительность по сравнению с некоторыми базовыми методами в двух целевых сценариях. Примечательно, что предлагаемый нами метод способен выучить соответствующие стратегии и победить встроенный ИИ в различных сценариях. Кроме того, еще есть области для будущей работы.</text:p>
      <text:p text:style-name="P33"><text:tab/>The cooperative behaviors of multiple units are learned by sharing the policy network, constructing an efficient state representation method including other units’ information and the proposed intrinsic motivated reward function. Although our units can successfully master some effective coordina- tion strategies, we will explore more intelligent methods for multi-agent collaboration. </text:p>
      <text:p text:style-name="P53"><text:tab/>Совместное поведение нескольких <text:span text:style-name="T80">юнитов</text:span> изучается путем совместного использования сети политик, построения эффективного метода представления состояния, включающего в себя информацию других <text:span text:style-name="T80">юнитов</text:span> и предлагаемую встроенную функцию мотивированного вознаграждения. Хотя наши подразделения могут успешно освоить некоторые эффективные стратегии координации, мы будем исследовать более интеллектуальные методы для совместной работы нескольких агентов.</text:p>
      <text:p text:style-name="P33">To solve the delayed reward problem in StarCraft micromanagement, we use a simple, straight and efficient reward shaping method. Nevertheless, there are also some other methods solving the sparse and delayed rewards, such as hierarchical reinforcement learning. Hierarchical RL integrates hierarchical action-value functions, operating at different temporal scales [63]. Compared with the reward shaping method, hierarchical RL has the capacity to learn temporally-abstracted exploration, and gives agents more flexibility. </text:p>
      <text:p text:style-name="P53">Чтобы решить проблему отложенного вознаграждения в микроуправлении StarCraft, мы используем простой, прямой и эффективный метод формирования вознаграждения. Тем не менее, есть также некоторые другие методы решения редких и отсроченных вознаграждений, такие как иерархическо<text:span text:style-name="T81">е обучение с </text:span>подкреплен<text:span text:style-name="T81">ием</text:span>. Иерархическ<text:span text:style-name="T81">ий</text:span> RL объединяет иерархические функции <text:span text:style-name="T81">действия</text:span>-значения, работающие в разных временных масштабах [63]. По сравнению с методом формирования вознаграждения, иерархический RL обладает способностью изучать <text:span text:style-name="T81">абстрагированное от времени </text:span>исследование, и дает агентам большую гибкость.</text:p>
      <text:p text:style-name="P33"><text:soft-page-break/>But its framework is also much more complicated, and automatically subgoals extraction is still an open problem. In the future, we will make an in-depth study on applying hierarchical RL to StarCraft. At present, we can only train ranged ground units with the same type, while training melee ground units using RL methods is still an open problem. We will improve our method for more types of units and more complex scenarios in the future. Finally, we will also consider to use our micromanagement model in the StarCraft bot to play full the game.</text:p>
      <text:p text:style-name="P53">Но его структура также намного сложнее, и автоматическое извлечение подзадач остается открытой проблемой. В будущем мы проведем углубленное исследование по применению иерархической RL к StarCraft. В настоящее время мы можем обучать только наземны<text:span text:style-name="T82">х</text:span> юнит<text:span text:style-name="T82">ов</text:span> дальнего боя того же типа, в то время как тренировка наземных юнитов ближнего боя с использованием методов RL остается открытой проблемой. Мы улучшим наш метод для большего количества типов юнитов и более сложных сценариев в будущем. Наконец, мы также рассмотрим возможность использования нашей модели микроуправления <text:span text:style-name="T82">для </text:span>StarCraft бот<text:span text:style-name="T82">а</text:span> <text:span text:style-name="T82">в</text:span> полноценной игр<text:span text:style-name="T82">е</text:span>.</text:p>
      <text:p text:style-name="P63">(1ч)</text:p>
      <text:p text:style-name="P54"/>
      <text:h text:style-name="Heading_20_1" text:outline-level="1"><text:bookmark-start text:name="__RefHeading___Toc11027_2211481004"/>ACKNOWLEDGMENT<text:bookmark-end text:name="__RefHeading___Toc11027_2211481004"/></text:h>
      <text:p text:style-name="P15">We would like to thank Qichao Zhang, Yaran Chen, Dong Li, Zhentao Tang and Nannan Li for the helpful comments and discussions about this work and paper writing. We also thank the BWAPI and StarCraft group for their meaningful work.</text:p>
      <text:p text:style-name="P15"/>
      <text:h text:style-name="P71" text:outline-level="1"/>
      <text:h text:style-name="P72" text:outline-level="1"><text:bookmark-start text:name="__RefHeading___Toc11029_2211481004"/>Ссылки в статье<text:bookmark-end text:name="__RefHeading___Toc11029_2211481004"/></text:h>
      <text:p text:style-name="P9"/>
      <text:p text:style-name="P9">[1] D. Silver, A. Huang, C. J. Maddison, A. Guez, L. Sifre, d. D. G. Van,</text:p>
      <text:p text:style-name="P9">J. Schrittwieser, I. Antonoglou, V. Panneershelvam, and M. Lanctot,</text:p>
      <text:p text:style-name="P9">“Mastering the game of Go with deep neural networks and tree search,”</text:p>
      <text:p text:style-name="P9">Nature, vol. 529, no. 7587, pp. 484–489, 2016.</text:p>
      <text:p text:style-name="P9">[2] D. Silver, J. Schrittwieser, K. Simonyan, and et al, “Mastering the game</text:p>
      <text:p text:style-name="P9">of Go without human knowledge,” Nature, vol. 550, no. 7676, pp. 354–</text:p>
      <text:p text:style-name="P9">359, 2017.</text:p>
      <text:p text:style-name="P9">[3] D. Zhao, Z. Zhang, and Y. Dai, “Self-teaching adaptive dynamic</text:p>
      <text:p text:style-name="P9">programming for Gomoku,” Neurocomputing, vol. 78, no. 1, pp. 23–</text:p>
      <text:p text:style-name="P9">29, 2012.</text:p>
      <text:p text:style-name="P9">[4] K. Shao, D. Zhao, Z. Tang, and Y. Zhu, “Move prediction in Gomoku</text:p>
      <text:p text:style-name="P9">using deep learning,” in Youth Academic Annual Conference of Chinese</text:p>
      <text:p text:style-name="P9">Association of Automation, 2016, pp. 292–297.</text:p>
      <text:p text:style-name="P9">[5] V. Mnih, K. Kavukcuoglu, D. Silver, A. A. Rusu, J. Veness, M. G.</text:p>
      <text:p text:style-name="P9">Bellemare, A. Graves, M. Riedmiller, A. K. Fidjeland, and G. Ostrovski,</text:p>
      <text:p text:style-name="P9">“Human-level control through deep reinforcement learning,” Nature, vol.</text:p>
      <text:p text:style-name="P9">518, no. 7540, pp. 529–533, 2015.</text:p>
      <text:p text:style-name="P9">[6] D. Zhao, H. Wang, K. Shao, and Y. Zhu, “Deep reinforcement learning</text:p>
      <text:p text:style-name="P9">with experience replay based on SARSA,” in IEEE Symposium Series</text:p>
      <text:p text:style-name="P9">on Computational Intelligence, 2017, pp. 1–6.</text:p>
      <text:p text:style-name="P9">[7] M. Moravik, M. Schmid, N. Burch, V. Lisy, D. Morrill, N. Bard,</text:p>
      <text:p text:style-name="P9">T. Davis, K. Waugh, M. Johanson, and M. Bowling, “Deepstack: Expert-</text:p>
      <text:p text:style-name="P9">level artificial intelligence in heads-up no-limit poker,” Science, vol. 356,</text:p>
      <text:p text:style-name="P9">no. 6337, pp. 508–513, 2017.</text:p>
      <text:p text:style-name="P9">[8] S. Ontanon, G. Synnaeve, A. Uriarte, F. Richoux, D. Churchill, and</text:p>
      <text:p text:style-name="P9">M. Preuss, “A survey of real-time strategy game AI research and com-</text:p>
      <text:p text:style-name="P9">petition in StarCraft,” IEEE Transactions on Computational Intelligence</text:p>
      <text:p text:style-name="P9">and AI in Games, vol. 5, no. 4, pp. 293–311, 2013.</text:p>
      <text:p text:style-name="P9">[9] R. Lara-Cabrera, C. Cotta, and A. J. Fernndez-Leiva, “A review of</text:p>
      <text:p text:style-name="P9">computational intelligence in RTS games,” in IEEE Symposium on</text:p>
      <text:p text:style-name="P9">Foundations of Computational Intelligence, 2013, pp. 114–121.</text:p>
      <text:p text:style-name="P9">[10] G. Robertson and I. Watson, “A review of real-time strategy game AI,”</text:p>
      <text:p text:style-name="P9">AI Magazine, vol. 35, no. 4, pp. 75–104, 2014.</text:p>
      <text:p text:style-name="P9">[11] K. Shao, Y. Zhu, and D. Zhao, “Cooperative reinforcement learning</text:p>
      <text:p text:style-name="P9">for multiple units combat in StarCraft,” in IEEE Symposium Series on</text:p>
      <text:p text:style-name="P9">Computational Intelligence, 2017, pp. 1–6.</text:p>
      <text:p text:style-name="P9">[12] J. Hagelback, “Hybrid pathfinding in StarCraft,” IEEE Transactions on</text:p>
      <text:p text:style-name="P9">Computational Intelligence and AI in Games, vol. 8, no. 4, pp. 319–324,</text:p>
      <text:p text:style-name="P9">2016.</text:p>
      <text:p text:style-name="P9">[13] A. Uriarte and S. Ontan?n, “Kiting in RTS games using influence</text:p>
      <text:p text:style-name="P9">maps,” in Artificial Intelligence and Interactive Digital Entertainment</text:p>
      <text:p text:style-name="P9">Conference, 2012, pp. 31–36.</text:p>
      <text:p text:style-name="P9">[14] G. Synnaeve and P. Bessire, “Multiscale bayesian modeling for RTS</text:p>
      <text:p text:style-name="P9">games: An application to StarCraft AI,” IEEE Transactions on Com-</text:p>
      <text:p text:style-name="P9">putational Intelligence and AI in Games, vol. 8, no. 4, pp. 338–350,</text:p>
      <text:p text:style-name="P9">2016.</text:p>
      <text:p text:style-name="P9">[15] D. Churchill and B. Michael, “Incorporating search algorithms into</text:p>
      <text:p text:style-name="P9">RTS game agents,” in Artificial Intelligence and Interactive Digital</text:p>
      <text:p text:style-name="P9"><text:soft-page-break/>Entertainment Conference, 2012, pp. 2–7.</text:p>
      <text:p text:style-name="P9">[16] I. Gabriel, V. Negru, and D. Zaharie, “Neuroevolution based multi-agent</text:p>
      <text:p text:style-name="P9">system for micromanagement in real-time strategy games,” in Balkan</text:p>
      <text:p text:style-name="P9">Conference in Informatics, 2012, pp. 32–39.</text:p>
      <text:p text:style-name="P9">[17] A. Shantia, E. Begue, and M. Wiering, “Connectionist reinforcement</text:p>
      <text:p text:style-name="P9">learning for intelligent unit micro management in StarCraft,” in Inter-</text:p>
      <text:p text:style-name="P9">national Joint Conference on Neural Networks, 2011, pp. 1794–1801.</text:p>
      <text:p text:style-name="P9">[18] S. Wender and I. Watson, “Applying reinforcement learning to small</text:p>
      <text:p text:style-name="P9">scale combat in the real-time strategy game StarCraft:Broodwar,” in</text:p>
      <text:p text:style-name="P9">IEEE Conference on Computational Intelligence and Games, 2012, pp.</text:p>
      <text:p text:style-name="P9">402–408.</text:p>
      <text:p text:style-name="P9">[19] Y. Lecun, Y. Bengio, and G. Hinton, “Deep learning,” Nature, vol. 521,</text:p>
      <text:p text:style-name="P9">no. 7553, pp. 436–444, 2015.</text:p>
      <text:p text:style-name="P9">[20] N. Usunier, G. Synnaeve, Z. Lin, and S. Chintala, “Episodic exploration</text:p>
      <text:p text:style-name="P9">for deep deterministic policies: An application to StarCraft microman-</text:p>
      <text:p text:style-name="P9">agement tasks,” in International Conference on Learning Representa-</text:p>
      <text:p text:style-name="P9">tions, 2017.</text:p>
      <text:p text:style-name="P9">[21] P. Peng, Q. Yuan, Y. Wen, Y. Yang, Z. Tang, H. Long, and J. Wang,</text:p>
      <text:p text:style-name="P9">“Multiagent bidirectionally-coordinated nets for learning to play Star-</text:p>
      <text:p text:style-name="P9">Craft combat games,” arXiv preprint arXiv:1703.10069, 2017.</text:p>
      <text:p text:style-name="P9">[22] J. Foerster, G. Farquhar, T. Afouras, N. Nardelli, and S. Whiteson,</text:p>
      <text:p text:style-name="P9">“Counterfactual multi-agent policy gradients,” in The 32nd AAAI Con-</text:p>
      <text:p text:style-name="P9">ference on Artificial Intelligence, 2018.</text:p>
      <text:p text:style-name="P9">[23] R. Lowe, W. Yi, and T. Aviv, “Multi-agent actor-critic for mixed</text:p>
      <text:p text:style-name="P9">cooperative-competitive environments,” in Advances in Neural Informa-</text:p>
      <text:p text:style-name="P9">tion Processing Systems, 2017, pp. 6382–6393.</text:p>
      <text:p text:style-name="P9">[24] R. S. Sutton and A. G. Barto, Reinforcement Learning: An Introduction.</text:p>
      <text:p text:style-name="P9">MIT Press, 1998.</text:p>
      <text:p text:style-name="P9">[25] L. P. Kaelbling, M. L. Littman, and A. W. Moore, “Reinforcement</text:p>
      <text:p text:style-name="P9">learning: A survey,” Journal of Artificial Intelligence Research, vol. 4,</text:p>
      <text:p text:style-name="P9">no. 1, pp. 237–285, 1996.</text:p>
      <text:p text:style-name="P9">[26] G. Tesauro, “TD-Gammon, a self-teaching backgammon program,</text:p>
      <text:p text:style-name="P9">achieves master-level play,” Neural Computation, vol. 6, no. 2, pp. 215–</text:p>
      <text:p text:style-name="P9">219, 1994.</text:p>
      <text:p text:style-name="P9">[27] Q. Zhang, D. Zhao, and W. Ding, “Event-based robust control for</text:p>
      <text:p text:style-name="P9">uncertain nonlinear systems using adaptive dynamic programming,”</text:p>
      <text:p text:style-name="P9">IEEE Transactions on Neural Networks and Nearning Systems, vol. 29,</text:p>
      <text:p text:style-name="P9">no. 1, pp. 37–50, 2018.</text:p>
      <text:p text:style-name="P9">[28] Q. Zhang, D. Zhao, and Y. Zhu, “Event-triggered H ∞ control for</text:p>
      <text:p text:style-name="P9">continuous-time nonlinear system via concurrent learning,” IEEE Trans-</text:p>
      <text:p text:style-name="P9">actions on Systems, Man, and Cybernetics: Systems, vol. 47, no. 7, pp.</text:p>
      <text:p text:style-name="P9">1071–1081, 2017.</text:p>
      <text:p text:style-name="P9">[29] Y. Zhu, D. Zhao, and X. Li, “Iterative adaptive dynamic programming</text:p>
      <text:p text:style-name="P9">for solving unknown nonlinear zero-sum game based on online data,”</text:p>
      <text:p text:style-name="P9">IEEE Transactions on Neural Networks and Learning Systems, vol. 28,</text:p>
      <text:p text:style-name="P9">no. 3, pp. 714–725, 2017.</text:p>
      <text:p text:style-name="P9">[30] D. Zhao, K. Shao, Y. Zhu, D. Li, Y. Chen, H. Wang, D. Liu, T. Zhou,</text:p>
      <text:p text:style-name="P9">and C. Wang, “Review of deep reinforcement learning and discussions</text:p>
      <text:p text:style-name="P9">on the development of computer Go,” Control Theory and Applications,</text:p>
      <text:p text:style-name="P9">vol. 33, no. 6, pp. 701–717, 2016.</text:p>
      <text:p text:style-name="P9">[31] Z. Tang, K. Shao, D. Zhao, and Y. Zhu, “Recent progress of deep</text:p>
      <text:p text:style-name="P9">reinforcement learning: from AlphaGo to AlphaGo Zero,” Control</text:p>
      <text:p text:style-name="P9"><text:soft-page-break/>Theory and Applications, vol. 34, no. 12, pp. 1529–1546, 2017.</text:p>
      <text:p text:style-name="P9">[32] H. Van Hasselt, A. Guez, and D. Silver, “Deep reinforcement learning</text:p>
      <text:p text:style-name="P9">with double Q-learning,” in The Thirtieth AAAI Conference on Artificial</text:p>
      <text:p text:style-name="P9">Intelligence, 2016, pp. 2094–2100.</text:p>
      <text:p text:style-name="P9">[33] T. Schaul, J. Quan, I. Antonoglou, and D. Silver, “Prioritized experience</text:p>
      <text:p text:style-name="P9">replay,” in International Conference on Learning Representations, 2016.</text:p>
      <text:p text:style-name="P9">[34] Z. Wang, T. Schaul, M. Hessel, H. Van Hasselt, M. Lanctot, and</text:p>
      <text:p text:style-name="P9">N. De Freitas, “Dueling network architectures for deep reinforcement</text:p>
      <text:p text:style-name="P9">learning,” in International Conference on Machine Learning, 2016, pp.</text:p>
      <text:p text:style-name="P9">1995–2003.</text:p>
      <text:p text:style-name="P9">[35] A. Nair, P. Srinivasan, S. Blackwell, C. Alcicek, R. Fearon, A. De Maria,</text:p>
      <text:p text:style-name="P9">V. Panneershelvam, M. Suleyman, C. Beattie, S. Petersen et al., “Mas-</text:p>
      <text:p text:style-name="P9">sively parallel methods for deep reinforcement learning,” in International</text:p>
      <text:p text:style-name="P9">Conference on Machine Learning, 2015.</text:p>
      <text:p text:style-name="P9">[36] V. Mnih, A. P. Badia, M. Mirza, A. Graves, T. Harley, T. P. Lillicrap,</text:p>
      <text:p text:style-name="P9">D. Silver, and K. Kavukcuoglu, “Asynchronous methods for deep rein-</text:p>
      <text:p text:style-name="P9">forcement learning,” in International Conference on Machine Learning,</text:p>
      <text:p text:style-name="P9">2016, pp. 1928–1937.</text:p>
      <text:p text:style-name="P9">[37] D. Li, D. Zhao, Q. Zhang, and C. Luo, “Policy gradient methods</text:p>
      <text:p text:style-name="P9">with gaussian process modelling acceleration,” in International Joint</text:p>
      <text:p text:style-name="P9">Conference on Neural Networks, 2017, pp. 1774–1779.</text:p>
      <text:p text:style-name="P9">[38] T. P. Lillicrap, J. J. Hunt, A. Pritzel, N. Heess, T. Erez, Y. Tassa, D. Sil-</text:p>
      <text:p text:style-name="P9">ver, and D. P. Wierstra, “Continuous control with deep reinforcement</text:p>
      <text:p text:style-name="P9">learning,” in International Conference on Learning Representations,</text:p>
      <text:p text:style-name="P9">2016.</text:p>
      <text:p text:style-name="P9">[39] J. Schulman, S. Levine, P. Abbeel, M. I. Jordan, and P. Moritz, “Trust</text:p>
      <text:p text:style-name="P9">region policy optimization,” in International Conference on Machine</text:p>
      <text:p text:style-name="P9">Learning, 2015, pp. 1889–1897.</text:p>
      <text:p text:style-name="P9">[40] J. Schulman, F. Wolski, P. Dhariwal, A. Radford, and O. Klimov,</text:p>
      <text:p text:style-name="P9">“Proximal policy optimization algorithms,” arXiv preprint, 2017.</text:p>
      <text:p text:style-name="P9">[41] S. Levine and V. Koltun, “Guided policy search,” in International</text:p>
      <text:p text:style-name="P9">Conference on Machine Learning, 2013, pp. 1–9.</text:p>
      <text:p text:style-name="P9">[42] S. Gu, T. P. Lillicrap, I. Sutskever, and S. Levine, “Continuous deep</text:p>
      <text:p text:style-name="P9">Q-learning with model-based acceleration,” in International Conference</text:p>
      <text:p text:style-name="P9">on Machine Learning, 2016, pp. 2829–2838.</text:p>
      <text:p text:style-name="P9">[43] M. Watter, J. T. Springenberg, J. Boedecker, and M. A. Riedmiller,</text:p>
      <text:p text:style-name="P9">“Embed to control: a locally linear latent dynamics model for control</text:p>
      <text:p text:style-name="P9">from raw images,” in Neural Information Processing Systems, 2015, pp.</text:p>
      <text:p text:style-name="P9">2746–2754.</text:p>
      <text:p text:style-name="P9">[44] M. L. Littman, “Markov games as a framework for multi-agent reinforce-</text:p>
      <text:p text:style-name="P9">ment learning,” Machine Learning Proceedings, pp. 157–163, 1994.</text:p>
      <text:p text:style-name="P9">[45] T. Ming, “Multi-agent reinforcement learning: Independent vs. cooper-</text:p>
      <text:p text:style-name="P9">ative agents,” in Proceedings of the tenth International Conference on</text:p>
      <text:p text:style-name="P9">Machine Learning, 1993, pp. 330–337.</text:p>
      <text:p text:style-name="P9">[46] Z. Zhang, D. Zhao, J. Gao, D. Wang, and Y. Dai, “FMRQ a multiagent</text:p>
      <text:p text:style-name="P9">reinforcement learning algorithm for fully cooperative tasks,” IEEE</text:p>
      <text:p text:style-name="P9">Transactions on Cybernetics, vol. 47, no. 6, pp. 1367–1379, 2017.</text:p>
      <text:p text:style-name="P9">[47] S. Sukhbaatar, A. Szlam, and R. Fergus, “Learning multiagent com-</text:p>
      <text:p text:style-name="P9">munication with backpropagation,” in Neural Information Processing</text:p>
      <text:p text:style-name="P9">Systems, 2016, pp. 2244–2252.</text:p>
      <text:p text:style-name="P9">[48] L. Marc, Z. Vinicius, and G. Audrunas, “A unified game-theoretic</text:p>
      <text:p text:style-name="P9">approach to multiagent reinforcement learning,” arXiv preprint</text:p>
      <text:p text:style-name="P9"><text:soft-page-break/>arXiv:1711.00832.</text:p>
      <text:p text:style-name="P9">[49] K. G. Jayesh, E. Maxim, and K. Mykel, “Cooperative multi-agent</text:p>
      <text:p text:style-name="P9">control using deep reinforcement learning,” in International Conference</text:p>
      <text:p text:style-name="P9">on Autonomous Agents and Multiagent Systems, 2017, pp. 66–83.</text:p>
      <text:p text:style-name="P9">[50] S. J. Pan and Q. Yang, “A survey on transfer learning,” IEEE Transac-</text:p>
      <text:p text:style-name="P9">tions on Knowledge and Data Engineering, vol. 22, no. 10, pp. 1345–</text:p>
      <text:p text:style-name="P9">1359, 2010.</text:p>
      <text:p text:style-name="P9">[51] A. Gupta, Y.-S. Ong, and L. Feng, “Insights on transfer optimization:</text:p>
      <text:p text:style-name="P9">Because experience is the best teacher,” IEEE Transactions on Emerging</text:p>
      <text:p text:style-name="P9">Topics in Computational Intelligence, vol. 2, no. 1, pp. 51–64, 2018.</text:p>
      <text:p text:style-name="P9">[52] M. E. Taylor and P. Stone, “Transfer learning for reinforcement learning</text:p>
      <text:p text:style-name="P9">domains: A survey,” vol. 10, pp. 1633–1685, 2009.</text:p>
      <text:p text:style-name="P9">[53] Y. Bengio, J. Louradour, R. Collobert, and J. Weston, “Curriculum</text:p>
      <text:p text:style-name="P9">learning,” in Proceedings of the 26th Annual International Conference</text:p>
      <text:p text:style-name="P9">on Machine Learning, 2009, pp. 41–48.</text:p>
      <text:p text:style-name="P9">[54] A. Graves, G. Wayne, M. Reynolds, T. Harley, I. Danihelka, A. Grab-</text:p>
      <text:p text:style-name="P9">skabarwiska, S. G. Colmenarejo, E. Grefenstette, T. Ramalho, and</text:p>
      <text:p text:style-name="P9">J. Agapiou, “Hybrid computing using a neural network with dynamic</text:p>
      <text:p text:style-name="P9">external memory.” Nature, vol. 538, no. 7626, p. 471, 2016.</text:p>
      <text:p text:style-name="P9">[55] Y. Wu and Y. Tian, “Training agent for first-person shooter game</text:p>
      <text:p text:style-name="P9">with actor-critic curriculum learning,” in International Conference on</text:p>
      <text:p text:style-name="P9">Learning Representations, 2017.</text:p>
      <text:p text:style-name="P9">[56] Q. Dong, S. Gong, and X. Zhu, “Multi-task curriculum transfer deep</text:p>
      <text:p text:style-name="P9">learning of clothing attributes,” in IEEE Winter Conference on Applica-</text:p>
      <text:p text:style-name="P9">tions of Computer Vision, 2017, pp. 520–529.</text:p>
      <text:p text:style-name="P9">[57] J. X. Wang, Z. Kurthnelson, D. Tirumala, H. Soyer, J. Z. Leibo,</text:p>
      <text:p text:style-name="P9">R. Munos, C. Blundell, D. Kumaran, and M. Botvinick, “Learning to</text:p>
      <text:p text:style-name="P9">reinforcement learn,” in International Conference on Learning Repre-</text:p>
      <text:p text:style-name="P9">sentations, 2017.</text:p>
      <text:p text:style-name="P9">[58] P. Mirowski, R. Pascanu, F. Viola, H. Soyer, A. J. Ballard, A. Banino,</text:p>
      <text:p text:style-name="P9">M. Denil, R. Goroshin, L. Sifre, and K. Kavukcuoglu, “Learning to</text:p>
      <text:p text:style-name="P9">navigate in complex environments,” in International Conference on</text:p>
      <text:p text:style-name="P9">Learning Representations, 2017.</text:p>
      <text:p text:style-name="P9">[59] X. Glorot, A. Bordes, Y. Bengio, X. Glorot, A. Bordes, and Y. Bengio,</text:p>
      <text:p text:style-name="P9">“Deep sparse rectifier neural networks,” in International Conference on</text:p>
      <text:p text:style-name="P9">Artificial Intelligence and Statistics, 2011, pp. 315–323.</text:p>
      <text:p text:style-name="P9">[60] V. Nair and G. E. Hinton, “Rectified linear units improve restricted</text:p>
      <text:p text:style-name="P9">boltzmann machines,” in International Conference on Machine Learn-</text:p>
      <text:p text:style-name="P9">ing, 2010, pp. 807–814.</text:p>
      <text:p text:style-name="P9">[61] S. P. Singh and R. S. Sutton, “Reinforcement learning with replacing</text:p>
      <text:p text:style-name="P9">eligibility traces,” Machine Learning, vol. 22, no. 1, pp. 123–158, 1996.</text:p>
      <text:p text:style-name="P9">[62] A. Y. Ng, D. Harada, and S. J. Russell, “Policy invariance under</text:p>
      <text:p text:style-name="P9">reward transformations: Theory and application to reward shaping,” in</text:p>
      <text:p text:style-name="P9">International Conference on Machine Learning, 1999, pp. 278–287.</text:p>
      <text:p text:style-name="P9">[63] T. D. Kulkarni, K. R. Narasimhan, A. Saeedi, and J. B. Tenenbaum, “Hi-</text:p>
      <text:p text:style-name="P9">erarchical deep reinforcement learning: Integrating temporal abstraction</text:p>
      <text:p text:style-name="P9">and intrinsic motivation,” in Advances in neural information processing</text:p>
      <text:p text:style-name="P9">systems, 2016, pp. 3675–3683.</text:p>
      <text:p text:style-name="P9"/>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58:03.605645288</meta:creation-date>
    <dc:date>2019-06-25T10:27:05.292905547</dc:date>
    <meta:editing-duration>PT17H21M35S</meta:editing-duration>
    <meta:editing-cycles>146</meta:editing-cycles>
    <meta:generator>LibreOffice/6.0.7.3$Linux_X86_64 LibreOffice_project/00m0$Build-3</meta:generator>
    <meta:document-statistic meta:table-count="0" meta:image-count="0" meta:object-count="0" meta:page-count="27" meta:paragraph-count="530" meta:word-count="13841" meta:character-count="91164" meta:non-whitespace-character-count="77600"/>
  </office:meta>
</office:document-meta>
</file>